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7.489cm" fo:margin-left="0.056cm" table:align="left"/>
    </style:style>
    <style:style style:name="Table2.A" style:family="table-column">
      <style:table-column-properties style:column-width="2.09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5.609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2.487cm"/>
    </style:style>
    <style:style style:name="Table2.F" style:family="table-column">
      <style:table-column-properties style:column-width="2.699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F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0.176cm"/>
    </style:style>
    <style:style style:name="P1" style:family="paragraph" style:parent-style-name="Standard">
      <style:text-properties style:font-name="Arial" fo:language="en" fo:country="US" officeooo:rsid="00181dbd" officeooo:paragraph-rsid="00121686"/>
    </style:style>
    <style:style style:name="P2" style:family="paragraph" style:parent-style-name="Standard">
      <style:text-properties style:font-name="Arial" fo:language="en" fo:country="US" officeooo:rsid="00121686" officeooo:paragraph-rsid="00121686"/>
    </style:style>
    <style:style style:name="P3" style:family="paragraph" style:parent-style-name="Standard">
      <style:text-properties style:font-name="Arial" fo:language="en" fo:country="US" officeooo:rsid="00121686" officeooo:paragraph-rsid="002bfae3"/>
    </style:style>
    <style:style style:name="P4" style:family="paragraph" style:parent-style-name="Standard">
      <style:text-properties style:font-name="Arial" fo:language="en" fo:country="US" officeooo:rsid="00125bdf" officeooo:paragraph-rsid="00125bdf"/>
    </style:style>
    <style:style style:name="P5" style:family="paragraph" style:parent-style-name="Standard">
      <style:text-properties style:font-name="Arial" fo:language="en" fo:country="US" officeooo:rsid="001d4063" officeooo:paragraph-rsid="00159b8e"/>
    </style:style>
    <style:style style:name="P6" style:family="paragraph" style:parent-style-name="Standard">
      <style:text-properties style:font-name="Arial" fo:language="en" fo:country="US" officeooo:rsid="00102eb7" officeooo:paragraph-rsid="00159b8e"/>
    </style:style>
    <style:style style:name="P7" style:family="paragraph" style:parent-style-name="Standard">
      <style:text-properties style:font-name="Arial" fo:language="en" fo:country="US" officeooo:rsid="0035d5b3" officeooo:paragraph-rsid="00159b8e"/>
    </style:style>
    <style:style style:name="P8" style:family="paragraph" style:parent-style-name="Standard">
      <style:text-properties style:font-name="Arial" fo:language="en" fo:country="US" officeooo:rsid="0035d5b3" officeooo:paragraph-rsid="00401f3d"/>
    </style:style>
    <style:style style:name="P9" style:family="paragraph" style:parent-style-name="Standard">
      <style:text-properties style:font-name="Arial" fo:language="en" fo:country="US" fo:font-weight="normal" officeooo:rsid="003a8232" officeooo:paragraph-rsid="00159b8e" style:font-weight-asian="normal" style:font-weight-complex="normal"/>
    </style:style>
    <style:style style:name="P10" style:family="paragraph" style:parent-style-name="Standard">
      <style:text-properties style:font-name="Arial" fo:language="en" fo:country="US" fo:font-weight="normal" officeooo:rsid="00175f08" officeooo:paragraph-rsid="00175f08" style:font-weight-asian="normal" style:font-weight-complex="normal"/>
    </style:style>
    <style:style style:name="P11" style:family="paragraph" style:parent-style-name="Standard">
      <style:text-properties style:font-name="Arial" fo:language="en" fo:country="US" fo:font-weight="normal" officeooo:rsid="001ac66d" officeooo:paragraph-rsid="001ac66d" style:font-weight-asian="normal" style:font-weight-complex="normal"/>
    </style:style>
    <style:style style:name="P12" style:family="paragraph" style:parent-style-name="Standard">
      <style:text-properties style:font-name="Arial" fo:language="en" fo:country="US" fo:font-weight="normal" officeooo:rsid="001c8c27" officeooo:paragraph-rsid="001c8c27" style:font-weight-asian="normal" style:font-weight-complex="normal"/>
    </style:style>
    <style:style style:name="P13" style:family="paragraph" style:parent-style-name="Standard">
      <style:text-properties style:font-name="Arial" fo:language="en" fo:country="US" fo:font-weight="normal" officeooo:rsid="001f8b99" officeooo:paragraph-rsid="001f8b99" style:font-weight-asian="normal" style:font-weight-complex="normal"/>
    </style:style>
    <style:style style:name="P14" style:family="paragraph" style:parent-style-name="Standard">
      <style:text-properties style:font-name="Arial" fo:language="en" fo:country="US" fo:font-weight="normal" officeooo:rsid="001fb90a" officeooo:paragraph-rsid="001fb90a" style:font-weight-asian="normal" style:font-weight-complex="normal"/>
    </style:style>
    <style:style style:name="P15" style:family="paragraph" style:parent-style-name="Standard">
      <style:text-properties style:font-name="Arial" fo:language="en" fo:country="US" fo:font-weight="normal" officeooo:rsid="00212cc4" officeooo:paragraph-rsid="00212cc4" style:font-weight-asian="normal" style:font-weight-complex="normal"/>
    </style:style>
    <style:style style:name="P16" style:family="paragraph" style:parent-style-name="Standard">
      <style:text-properties style:font-name="Arial" fo:language="en" fo:country="US" fo:font-weight="normal" officeooo:rsid="00212cc4" officeooo:paragraph-rsid="0024badf" style:font-weight-asian="normal" style:font-weight-complex="normal"/>
    </style:style>
    <style:style style:name="P17" style:family="paragraph" style:parent-style-name="Standard">
      <style:text-properties style:font-name="Arial" fo:language="en" fo:country="US" fo:font-weight="normal" officeooo:rsid="00249348" officeooo:paragraph-rsid="00249348" style:font-weight-asian="normal" style:font-weight-complex="normal"/>
    </style:style>
    <style:style style:name="P18" style:family="paragraph" style:parent-style-name="Standard">
      <style:text-properties style:font-name="Arial" fo:language="en" fo:country="US" fo:font-weight="normal" officeooo:rsid="00249348" officeooo:paragraph-rsid="0024badf" style:font-weight-asian="normal" style:font-weight-complex="normal"/>
    </style:style>
    <style:style style:name="P19" style:family="paragraph" style:parent-style-name="Standard">
      <style:text-properties style:font-name="Arial" fo:language="en" fo:country="US" fo:font-weight="normal" officeooo:rsid="0025442e" officeooo:paragraph-rsid="0024badf" style:font-weight-asian="normal" style:font-weight-complex="normal"/>
    </style:style>
    <style:style style:name="P20" style:family="paragraph" style:parent-style-name="Standard">
      <style:text-properties style:font-name="Arial" fo:language="en" fo:country="US" fo:font-weight="normal" officeooo:rsid="00213ab1" officeooo:paragraph-rsid="00213ab1" style:font-weight-asian="normal" style:font-weight-complex="normal"/>
    </style:style>
    <style:style style:name="P21" style:family="paragraph" style:parent-style-name="Standard">
      <style:text-properties style:font-name="Arial" fo:language="en" fo:country="US" fo:font-weight="normal" officeooo:rsid="00213ab1" officeooo:paragraph-rsid="003410e7" style:font-weight-asian="normal" style:font-weight-complex="normal"/>
    </style:style>
    <style:style style:name="P22" style:family="paragraph" style:parent-style-name="Standard">
      <style:text-properties style:font-name="Arial" fo:language="en" fo:country="US" fo:font-weight="normal" officeooo:rsid="0024badf" officeooo:paragraph-rsid="0024badf" style:font-weight-asian="normal" style:font-weight-complex="normal"/>
    </style:style>
    <style:style style:name="P23" style:family="paragraph" style:parent-style-name="Standard">
      <style:text-properties style:font-name="Arial" fo:language="en" fo:country="US" fo:font-weight="normal" officeooo:rsid="0024badf" officeooo:paragraph-rsid="003410e7" style:font-weight-asian="normal" style:font-weight-complex="normal"/>
    </style:style>
    <style:style style:name="P24" style:family="paragraph" style:parent-style-name="Standard">
      <style:text-properties style:font-name="Arial" fo:language="en" fo:country="US" fo:font-weight="normal" officeooo:rsid="00266798" officeooo:paragraph-rsid="0025599c" style:font-weight-asian="normal" style:font-weight-complex="normal"/>
    </style:style>
    <style:style style:name="P25" style:family="paragraph" style:parent-style-name="Standard">
      <style:text-properties style:font-name="Arial" fo:language="en" fo:country="US" fo:font-weight="normal" officeooo:rsid="00242b81" officeooo:paragraph-rsid="003183d7" style:font-weight-asian="normal" style:font-weight-complex="normal"/>
    </style:style>
    <style:style style:name="P26" style:family="paragraph" style:parent-style-name="Standard">
      <style:text-properties style:font-name="Arial" fo:language="en" fo:country="US" fo:font-weight="normal" officeooo:rsid="00102eb7" officeooo:paragraph-rsid="00249348" style:font-weight-asian="normal" style:font-weight-complex="normal"/>
    </style:style>
    <style:style style:name="P27" style:family="paragraph" style:parent-style-name="Standard">
      <style:text-properties style:font-name="Arial" fo:language="en" fo:country="US" fo:font-weight="normal" officeooo:rsid="0042b6cd" officeooo:paragraph-rsid="0042b6cd" style:font-weight-asian="normal" style:font-weight-complex="normal"/>
    </style:style>
    <style:style style:name="P28" style:family="paragraph" style:parent-style-name="Standard">
      <style:text-properties style:font-name="Arial" fo:language="en" fo:country="US" fo:font-weight="normal" officeooo:rsid="0042b6cd" officeooo:paragraph-rsid="004344c7" style:font-weight-asian="normal" style:font-weight-complex="normal"/>
    </style:style>
    <style:style style:name="P29" style:family="paragraph" style:parent-style-name="Standard">
      <style:text-properties style:font-name="Arial" fo:language="en" fo:country="US" fo:font-weight="normal" officeooo:rsid="0042b6cd" officeooo:paragraph-rsid="00442b3f" style:font-weight-asian="normal" style:font-weight-complex="normal"/>
    </style:style>
    <style:style style:name="P30" style:family="paragraph" style:parent-style-name="Standard">
      <style:text-properties style:font-name="Arial" fo:language="en" fo:country="US" fo:font-weight="normal" officeooo:rsid="0042b6cd" officeooo:paragraph-rsid="00462684" style:font-weight-asian="normal" style:font-weight-complex="normal"/>
    </style:style>
    <style:style style:name="P31" style:family="paragraph" style:parent-style-name="Standard">
      <style:text-properties style:font-name="Arial" fo:language="en" fo:country="US" fo:font-weight="normal" officeooo:rsid="0042b6cd" officeooo:paragraph-rsid="00473d9c" style:font-weight-asian="normal" style:font-weight-complex="normal"/>
    </style:style>
    <style:style style:name="P32" style:family="paragraph" style:parent-style-name="Standard">
      <style:text-properties style:font-name="Arial" fo:language="en" fo:country="US" fo:font-weight="normal" officeooo:rsid="0042b6cd" officeooo:paragraph-rsid="0047db2a" style:font-weight-asian="normal" style:font-weight-complex="normal"/>
    </style:style>
    <style:style style:name="P33" style:family="paragraph" style:parent-style-name="Standard">
      <style:text-properties style:font-name="Arial" fo:language="en" fo:country="US" fo:font-weight="normal" officeooo:rsid="0042b6cd" officeooo:paragraph-rsid="00490712" style:font-weight-asian="normal" style:font-weight-complex="normal"/>
    </style:style>
    <style:style style:name="P34" style:family="paragraph" style:parent-style-name="Standard">
      <style:text-properties style:font-name="Arial" fo:language="en" fo:country="US" fo:font-weight="normal" officeooo:rsid="004ad55a" officeooo:paragraph-rsid="004ad55a" style:font-weight-asian="normal" style:font-weight-complex="normal"/>
    </style:style>
    <style:style style:name="P35" style:family="paragraph" style:parent-style-name="Standard">
      <style:text-properties style:font-name="Arial" fo:language="en" fo:country="US" fo:font-weight="normal" officeooo:rsid="004b8bf5" officeooo:paragraph-rsid="004b8bf5" style:font-weight-asian="normal" style:font-weight-complex="normal"/>
    </style:style>
    <style:style style:name="P36" style:family="paragraph" style:parent-style-name="Standard">
      <style:text-properties style:font-name="Arial" fo:language="en" fo:country="US" fo:font-weight="normal" officeooo:rsid="004cd55e" officeooo:paragraph-rsid="004cd55e" style:font-weight-asian="normal" style:font-weight-complex="normal"/>
    </style:style>
    <style:style style:name="P37" style:family="paragraph" style:parent-style-name="Standard">
      <style:text-properties style:font-name="Arial" fo:language="en" fo:country="US" fo:font-weight="normal" officeooo:rsid="004cd55e" officeooo:paragraph-rsid="005c38eb" style:font-weight-asian="normal" style:font-weight-complex="normal"/>
    </style:style>
    <style:style style:name="P38" style:family="paragraph" style:parent-style-name="Standard">
      <style:text-properties style:font-name="Arial" fo:language="en" fo:country="US" fo:font-weight="normal" officeooo:rsid="00298b6a" officeooo:paragraph-rsid="0025599c" style:font-weight-asian="normal" style:font-weight-complex="normal"/>
    </style:style>
    <style:style style:name="P39" style:family="paragraph" style:parent-style-name="Standard">
      <style:text-properties style:font-name="Arial" fo:language="en" fo:country="US" fo:font-weight="normal" officeooo:rsid="004e629b" officeooo:paragraph-rsid="004e629b" style:font-weight-asian="normal" style:font-weight-complex="normal"/>
    </style:style>
    <style:style style:name="P40" style:family="paragraph" style:parent-style-name="Standard">
      <style:text-properties style:font-name="Arial" fo:language="en" fo:country="US" fo:font-weight="normal" officeooo:rsid="00355f4c" officeooo:paragraph-rsid="003e2e72" style:font-weight-asian="normal" style:font-weight-complex="normal"/>
    </style:style>
    <style:style style:name="P41" style:family="paragraph" style:parent-style-name="Standard">
      <style:text-properties style:font-name="Arial" fo:language="en" fo:country="US" fo:font-weight="normal" officeooo:rsid="003e2e72" officeooo:paragraph-rsid="003e2e72" style:font-weight-asian="normal" style:font-weight-complex="normal"/>
    </style:style>
    <style:style style:name="P42" style:family="paragraph" style:parent-style-name="Standard">
      <style:text-properties style:font-name="Arial" fo:language="en" fo:country="US" fo:font-weight="normal" officeooo:rsid="00331117" officeooo:paragraph-rsid="00175f08" style:font-weight-asian="normal" style:font-weight-complex="normal"/>
    </style:style>
    <style:style style:name="P43" style:family="paragraph" style:parent-style-name="Standard">
      <style:text-properties style:font-name="Arial" fo:language="en" fo:country="US" fo:font-weight="normal" officeooo:rsid="004344c7" officeooo:paragraph-rsid="00442b3f" style:font-weight-asian="normal" style:font-weight-complex="normal"/>
    </style:style>
    <style:style style:name="P44" style:family="paragraph" style:parent-style-name="Standard">
      <style:text-properties style:font-name="Arial" fo:language="en" fo:country="US" fo:font-weight="normal" officeooo:rsid="004fa801" officeooo:paragraph-rsid="004e629b" style:font-weight-asian="normal" style:font-weight-complex="normal"/>
    </style:style>
    <style:style style:name="P45" style:family="paragraph" style:parent-style-name="Standard">
      <style:text-properties style:font-name="Arial" fo:language="en" fo:country="US" fo:font-weight="normal" officeooo:rsid="004fa801" officeooo:paragraph-rsid="004fa801" style:font-weight-asian="normal" style:font-weight-complex="normal"/>
    </style:style>
    <style:style style:name="P46" style:family="paragraph" style:parent-style-name="Standard">
      <style:text-properties style:font-name="Arial" fo:language="en" fo:country="US" fo:font-weight="normal" officeooo:rsid="005066f0" officeooo:paragraph-rsid="005066f0" style:font-weight-asian="normal" style:font-weight-complex="normal"/>
    </style:style>
    <style:style style:name="P47" style:family="paragraph" style:parent-style-name="Standard">
      <style:text-properties style:font-name="Arial" fo:language="en" fo:country="US" fo:font-weight="normal" officeooo:rsid="00535d84" officeooo:paragraph-rsid="00535d84" style:font-weight-asian="normal" style:font-weight-complex="normal"/>
    </style:style>
    <style:style style:name="P48" style:family="paragraph" style:parent-style-name="Standard">
      <style:text-properties style:font-name="Arial" fo:language="en" fo:country="US" fo:font-weight="normal" officeooo:rsid="00535d84" officeooo:paragraph-rsid="0055c6d0" style:font-weight-asian="normal" style:font-weight-complex="normal"/>
    </style:style>
    <style:style style:name="P49" style:family="paragraph" style:parent-style-name="Standard">
      <style:text-properties style:font-name="Arial" fo:language="en" fo:country="US" fo:font-weight="normal" officeooo:rsid="007093e6" officeooo:paragraph-rsid="0055c6d0" style:font-weight-asian="normal" style:font-weight-complex="normal"/>
    </style:style>
    <style:style style:name="P50" style:family="paragraph" style:parent-style-name="Standard">
      <style:text-properties style:font-name="Arial" fo:language="en" fo:country="US" fo:font-weight="normal" officeooo:rsid="006ee49d" officeooo:paragraph-rsid="0055c6d0" style:font-weight-asian="normal" style:font-weight-complex="normal"/>
    </style:style>
    <style:style style:name="P51" style:family="paragraph" style:parent-style-name="Standard">
      <style:text-properties style:font-name="Arial" fo:language="en" fo:country="US" fo:font-weight="normal" officeooo:rsid="005a9902" officeooo:paragraph-rsid="005a9902" style:font-weight-asian="normal" style:font-weight-complex="normal"/>
    </style:style>
    <style:style style:name="P52" style:family="paragraph" style:parent-style-name="Standard">
      <style:text-properties style:font-name="Arial" fo:language="en" fo:country="US" fo:font-weight="normal" officeooo:rsid="005c38eb" officeooo:paragraph-rsid="005c38eb" style:font-weight-asian="normal" style:font-weight-complex="normal"/>
    </style:style>
    <style:style style:name="P53" style:family="paragraph" style:parent-style-name="Standard">
      <style:text-properties style:font-name="Arial" fo:language="en" fo:country="US" fo:font-weight="normal" officeooo:rsid="004cd55e" officeooo:paragraph-rsid="004cd55e" fo:background-color="#ffff00" style:font-weight-asian="normal" style:font-weight-complex="normal"/>
    </style:style>
    <style:style style:name="P54" style:family="paragraph" style:parent-style-name="Standard">
      <style:text-properties style:font-name="Arial" fo:language="en" fo:country="US" fo:font-weight="normal" officeooo:rsid="005f6a5d" officeooo:paragraph-rsid="005f6a5d" fo:background-color="#ffff00" style:font-weight-asian="normal" style:font-weight-complex="normal"/>
    </style:style>
    <style:style style:name="P55" style:family="paragraph" style:parent-style-name="Standard">
      <style:text-properties style:font-name="Arial" fo:language="en" fo:country="US" fo:font-weight="normal" officeooo:rsid="005f6a5d" officeooo:paragraph-rsid="005f6a5d" fo:background-color="#ffffff" style:font-weight-asian="normal" style:font-weight-complex="normal"/>
    </style:style>
    <style:style style:name="P56" style:family="paragraph" style:parent-style-name="Standard">
      <style:text-properties style:font-name="Arial" fo:language="en" fo:country="US" fo:font-weight="normal" officeooo:rsid="0062993d" officeooo:paragraph-rsid="0062993d" fo:background-color="#ffffff" style:font-weight-asian="normal" style:font-weight-complex="normal"/>
    </style:style>
    <style:style style:name="P57" style:family="paragraph" style:parent-style-name="Standard">
      <style:text-properties style:font-name="Arial" fo:language="en" fo:country="US" officeooo:rsid="002173cd" officeooo:paragraph-rsid="002173cd"/>
    </style:style>
    <style:style style:name="P58" style:family="paragraph" style:parent-style-name="Standard">
      <style:text-properties style:font-name="Arial" fo:language="en" fo:country="US" officeooo:rsid="0027baa9" officeooo:paragraph-rsid="0027baa9"/>
    </style:style>
    <style:style style:name="P59" style:family="paragraph" style:parent-style-name="Standard">
      <style:text-properties style:font-name="Arial" fo:language="en" fo:country="US" officeooo:rsid="0028b31a" officeooo:paragraph-rsid="0028b31a"/>
    </style:style>
    <style:style style:name="P60" style:family="paragraph" style:parent-style-name="Standard">
      <style:text-properties style:font-name="Arial" fo:language="en" fo:country="US" officeooo:rsid="0028b31a" officeooo:paragraph-rsid="00121686"/>
    </style:style>
    <style:style style:name="P61" style:family="paragraph" style:parent-style-name="Standard">
      <style:text-properties style:font-name="Arial" fo:language="en" fo:country="US" officeooo:rsid="002a5908" officeooo:paragraph-rsid="002a5908"/>
    </style:style>
    <style:style style:name="P62" style:family="paragraph" style:parent-style-name="Standard">
      <style:text-properties style:font-name="Arial" fo:language="en" fo:country="US" officeooo:rsid="002a5908" officeooo:paragraph-rsid="00373a32"/>
    </style:style>
    <style:style style:name="P63" style:family="paragraph" style:parent-style-name="Standard">
      <style:text-properties style:font-name="Arial" fo:language="en" fo:country="US" officeooo:rsid="002d9df3" officeooo:paragraph-rsid="002d9df3"/>
    </style:style>
    <style:style style:name="P64" style:family="paragraph" style:parent-style-name="Standard">
      <style:text-properties style:font-name="Arial" fo:language="en" fo:country="US" officeooo:rsid="00355f4c" officeooo:paragraph-rsid="00355f4c"/>
    </style:style>
    <style:style style:name="P65" style:family="paragraph" style:parent-style-name="Standard">
      <style:text-properties style:font-name="Arial" fo:language="en" fo:country="US" officeooo:rsid="00373a32" officeooo:paragraph-rsid="00373a32"/>
    </style:style>
    <style:style style:name="P66" style:family="paragraph" style:parent-style-name="Standard">
      <style:text-properties style:font-name="Arial" fo:language="en" fo:country="US" officeooo:rsid="003800a6" officeooo:paragraph-rsid="003800a6"/>
    </style:style>
    <style:style style:name="P67" style:family="paragraph" style:parent-style-name="Standard">
      <style:text-properties style:font-name="Arial" fo:language="en" fo:country="US" officeooo:rsid="0039cad1" officeooo:paragraph-rsid="0039cad1"/>
    </style:style>
    <style:style style:name="P68" style:family="paragraph" style:parent-style-name="Standard">
      <style:text-properties style:font-name="Arial" fo:language="en" fo:country="US" officeooo:rsid="0039cad1" officeooo:paragraph-rsid="003cba0d"/>
    </style:style>
    <style:style style:name="P69" style:family="paragraph" style:parent-style-name="Standard">
      <style:text-properties style:font-name="Arial" fo:language="en" fo:country="US" officeooo:rsid="003cba0d" officeooo:paragraph-rsid="003cba0d"/>
    </style:style>
    <style:style style:name="P70" style:family="paragraph" style:parent-style-name="Standard">
      <style:text-properties style:font-name="Arial" fo:language="en" fo:country="US" fo:font-weight="bold" officeooo:rsid="00508724" officeooo:paragraph-rsid="00508724" style:font-weight-asian="bold" style:font-weight-complex="bold"/>
    </style:style>
    <style:style style:name="P71" style:family="paragraph" style:parent-style-name="Standard">
      <style:text-properties style:font-name="Arial" fo:language="en" fo:country="US" officeooo:rsid="003e2e72" officeooo:paragraph-rsid="003e2e72"/>
    </style:style>
    <style:style style:name="P72" style:family="paragraph" style:parent-style-name="Standard">
      <style:text-properties style:font-name="Arial" fo:language="en" fo:country="US" officeooo:rsid="003ff9ea" officeooo:paragraph-rsid="003ff9ea"/>
    </style:style>
    <style:style style:name="P73" style:family="paragraph" style:parent-style-name="Standard">
      <style:text-properties style:font-name="Arial" fo:language="en" fo:country="US" officeooo:rsid="00401f3d" officeooo:paragraph-rsid="00401f3d"/>
    </style:style>
    <style:style style:name="P74" style:family="paragraph" style:parent-style-name="Standard">
      <style:text-properties style:font-name="Arial" fo:language="en" fo:country="US" officeooo:rsid="004094dd" officeooo:paragraph-rsid="004094dd"/>
    </style:style>
    <style:style style:name="P75" style:family="paragraph" style:parent-style-name="Standard">
      <style:text-properties style:font-name="Arial" fo:language="en" fo:country="US" officeooo:rsid="004094dd" officeooo:paragraph-rsid="0042b6cd"/>
    </style:style>
    <style:style style:name="P76" style:family="paragraph" style:parent-style-name="Standard">
      <style:text-properties style:font-name="Arial" fo:language="en" fo:country="US" officeooo:rsid="0042b6cd" officeooo:paragraph-rsid="0042b6cd"/>
    </style:style>
    <style:style style:name="P77" style:family="paragraph" style:parent-style-name="Standard">
      <style:text-properties style:font-name="Arial" fo:language="en" fo:country="US" officeooo:rsid="004e629b" officeooo:paragraph-rsid="004e629b"/>
    </style:style>
    <style:style style:name="P78" style:family="paragraph" style:parent-style-name="Standard">
      <style:text-properties style:font-name="Arial" fo:language="en" fo:country="US" officeooo:rsid="004fa801" officeooo:paragraph-rsid="004fa801"/>
    </style:style>
    <style:style style:name="P79" style:family="paragraph" style:parent-style-name="Standard">
      <style:text-properties style:font-name="Arial" fo:font-size="9.5pt" fo:language="en" fo:country="US" officeooo:rsid="00121686" officeooo:paragraph-rsid="00121686" style:font-size-asian="9.5pt" style:font-size-complex="9.5pt"/>
    </style:style>
    <style:style style:name="P80" style:family="paragraph" style:parent-style-name="Standard">
      <style:text-properties style:font-name="Arial" fo:font-size="12pt" fo:font-weight="normal" officeooo:rsid="0014be9f" officeooo:paragraph-rsid="002173cd" style:font-size-asian="12pt" style:font-weight-asian="normal" style:font-size-complex="12pt" style:font-weight-complex="normal"/>
    </style:style>
    <style:style style:name="P81" style:family="paragraph" style:parent-style-name="Standard">
      <style:text-properties style:font-name="Arial" fo:font-size="12pt" fo:font-weight="normal" officeooo:rsid="001cf644" officeooo:paragraph-rsid="002173cd" style:font-size-asian="12pt" style:font-weight-asian="normal" style:font-size-complex="12pt" style:font-weight-complex="normal"/>
    </style:style>
    <style:style style:name="P82" style:family="paragraph" style:parent-style-name="Standard">
      <style:text-properties style:font-name="Arial" fo:font-size="12pt" fo:font-weight="normal" officeooo:rsid="001f509c" officeooo:paragraph-rsid="002173cd" style:font-size-asian="12pt" style:font-weight-asian="normal" style:font-size-complex="12pt" style:font-weight-complex="normal"/>
    </style:style>
    <style:style style:name="P83" style:family="paragraph" style:parent-style-name="Standard">
      <style:text-properties style:font-name="Arial" fo:font-size="12pt" fo:font-weight="normal" officeooo:rsid="00616680" officeooo:paragraph-rsid="00616680" style:font-size-asian="12pt" style:font-weight-asian="normal" style:font-size-complex="12pt" style:font-weight-complex="normal"/>
    </style:style>
    <style:style style:name="P84" style:family="paragraph" style:parent-style-name="Standard">
      <style:text-properties style:font-name="Arial" fo:font-size="12pt" fo:language="en" fo:country="US" fo:font-weight="bold" officeooo:rsid="003e2e72" officeooo:paragraph-rsid="003e2e72" style:font-size-asian="10.5pt" style:font-weight-asian="bold" style:font-size-complex="12pt" style:font-weight-complex="bold"/>
    </style:style>
    <style:style style:name="P85" style:family="paragraph" style:parent-style-name="Standard">
      <style:text-properties style:font-name="Arial" fo:font-size="12pt" fo:language="en" fo:country="US" fo:font-weight="normal" officeooo:rsid="003e2e72" officeooo:paragraph-rsid="003e2e72" style:font-size-asian="10.5pt" style:font-weight-asian="normal" style:font-size-complex="12pt" style:font-weight-complex="normal"/>
    </style:style>
    <style:style style:name="P86" style:family="paragraph" style:parent-style-name="Standard">
      <style:text-properties style:font-name="Arial" fo:font-size="13pt" fo:font-weight="normal" officeooo:rsid="002173cd" officeooo:paragraph-rsid="002173cd" style:font-size-asian="13pt" style:font-weight-asian="normal" style:font-size-complex="13pt" style:font-weight-complex="normal"/>
    </style:style>
    <style:style style:name="P87" style:family="paragraph" style:parent-style-name="Standard">
      <style:paragraph-properties fo:text-align="center" style:justify-single-word="false"/>
      <style:text-properties style:font-name="Arial" fo:font-size="18pt" fo:font-weight="bold" officeooo:rsid="001c575f" officeooo:paragraph-rsid="002173cd" style:font-size-asian="18pt" style:font-weight-asian="bold" style:font-size-complex="18pt" style:font-weight-complex="bold"/>
    </style:style>
    <style:style style:name="P88" style:family="paragraph" style:parent-style-name="Standard">
      <style:text-properties style:font-name="Arial" officeooo:rsid="001c575f" officeooo:paragraph-rsid="002173cd"/>
    </style:style>
    <style:style style:name="P89" style:family="paragraph" style:parent-style-name="Standard">
      <style:text-properties style:font-name="Arial" fo:font-weight="bold" officeooo:rsid="001f509c" officeooo:paragraph-rsid="002173cd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style:font-name="Arial" fo:font-weight="bold" officeooo:rsid="001c575f" officeooo:paragraph-rsid="002173cd" style:font-weight-asian="bold" style:font-weight-complex="bold"/>
    </style:style>
    <style:style style:name="P91" style:family="paragraph" style:parent-style-name="Standard">
      <style:text-properties style:font-name="Arial" officeooo:rsid="001f509c" officeooo:paragraph-rsid="002173cd"/>
    </style:style>
    <style:style style:name="P92" style:family="paragraph" style:parent-style-name="Standard">
      <style:text-properties style:font-name="Arial" officeooo:rsid="001cf644" officeooo:paragraph-rsid="002173cd"/>
    </style:style>
    <style:style style:name="P93" style:family="paragraph" style:parent-style-name="Standard">
      <style:text-properties style:font-name="Arial" officeooo:rsid="00219a52" officeooo:paragraph-rsid="002173cd"/>
    </style:style>
    <style:style style:name="P94" style:family="paragraph" style:parent-style-name="Standard">
      <style:text-properties style:font-name="Arial" officeooo:rsid="00110857" officeooo:paragraph-rsid="002173cd"/>
    </style:style>
    <style:style style:name="P95" style:family="paragraph" style:parent-style-name="Standard">
      <style:text-properties style:font-name="Arial" officeooo:rsid="0004eb5e" officeooo:paragraph-rsid="002173cd"/>
    </style:style>
    <style:style style:name="P96" style:family="paragraph" style:parent-style-name="Standard">
      <style:text-properties style:font-name="Arial" officeooo:rsid="00129e1b" officeooo:paragraph-rsid="002173cd"/>
    </style:style>
    <style:style style:name="P97" style:family="paragraph" style:parent-style-name="Standard">
      <style:text-properties style:font-name="Arial" fo:font-size="10pt" fo:language="en" fo:country="US" fo:font-weight="normal" officeooo:rsid="00328f7b" officeooo:paragraph-rsid="00331117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font-name="Arial" fo:font-size="10pt" fo:language="en" fo:country="US" fo:font-weight="normal" officeooo:rsid="00102eb7" officeooo:paragraph-rsid="00331117" style:font-size-asian="10pt" style:font-weight-asian="normal" style:font-size-complex="10pt" style:font-weight-complex="normal"/>
    </style:style>
    <style:style style:name="P99" style:family="paragraph" style:parent-style-name="Standard">
      <style:text-properties style:font-name="DejaVu Sans Mono" fo:font-size="10.5pt" fo:language="en" fo:country="US" fo:font-weight="normal" officeooo:rsid="001f8b99" officeooo:paragraph-rsid="001f8b99" style:font-size-asian="10.5pt" style:font-weight-asian="normal" style:font-size-complex="10.5pt" style:font-weight-complex="normal"/>
    </style:style>
    <style:style style:name="P100" style:family="paragraph" style:parent-style-name="Standard">
      <style:text-properties style:font-name="DejaVu Sans Mono" fo:font-size="10.5pt" fo:language="en" fo:country="US" fo:font-weight="normal" officeooo:rsid="001f8b99" officeooo:paragraph-rsid="0024badf" style:font-size-asian="10.5pt" style:font-weight-asian="normal" style:font-size-complex="10.5pt" style:font-weight-complex="normal"/>
    </style:style>
    <style:style style:name="P101" style:family="paragraph" style:parent-style-name="Standard">
      <style:text-properties style:font-name="DejaVu Sans Mono" fo:font-size="10.5pt" fo:language="en" fo:country="US" fo:font-weight="normal" officeooo:rsid="001ac66d" officeooo:paragraph-rsid="00249348" style:font-size-asian="10.5pt" style:font-weight-asian="normal" style:font-size-complex="10.5pt" style:font-weight-complex="normal"/>
    </style:style>
    <style:style style:name="P102" style:family="paragraph" style:parent-style-name="Standard">
      <style:text-properties style:font-name="DejaVu Sans Mono" fo:font-size="10.5pt" fo:language="en" fo:country="US" fo:font-weight="normal" officeooo:rsid="004b8bf5" officeooo:paragraph-rsid="004b8bf5" style:font-size-asian="10.5pt" style:font-weight-asian="normal" style:font-size-complex="10.5pt" style:font-weight-complex="normal"/>
    </style:style>
    <style:style style:name="P103" style:family="paragraph" style:parent-style-name="Standard">
      <style:text-properties style:font-name="DejaVu Sans Mono" fo:font-size="10pt" fo:language="en" fo:country="US" fo:font-weight="bold" officeooo:rsid="003e2e72" officeooo:paragraph-rsid="003e2e72" style:font-size-asian="10pt" style:font-weight-asian="bold" style:font-size-complex="10pt" style:font-weight-complex="bold"/>
    </style:style>
    <style:style style:name="P104" style:family="paragraph" style:parent-style-name="Standard">
      <style:text-properties style:font-name="DejaVu Sans Mono" fo:font-size="10pt" fo:language="en" fo:country="US" fo:font-weight="normal" officeooo:rsid="0042b6cd" officeooo:paragraph-rsid="00462684" style:font-size-asian="10pt" style:font-weight-asian="normal" style:font-size-complex="10pt" style:font-weight-complex="normal"/>
    </style:style>
    <style:style style:name="P105" style:family="paragraph" style:parent-style-name="Standard">
      <style:text-properties style:text-position="0% 100%" style:font-name="Arial" fo:language="en" fo:country="US" officeooo:rsid="002a5908" officeooo:paragraph-rsid="002a5908"/>
    </style:style>
    <style:style style:name="P106" style:family="paragraph" style:parent-style-name="Standard">
      <style:text-properties style:text-position="0% 100%" style:font-name="Arial" fo:language="en" fo:country="US" officeooo:rsid="002af99f" officeooo:paragraph-rsid="002af99f"/>
    </style:style>
    <style:style style:name="P107" style:family="paragraph" style:parent-style-name="Standard">
      <style:text-properties style:text-position="0% 100%" style:font-name="Arial" fo:language="en" fo:country="US" officeooo:rsid="002af99f" officeooo:paragraph-rsid="002a5908"/>
    </style:style>
    <style:style style:name="P108" style:family="paragraph" style:parent-style-name="Standard">
      <style:text-properties style:text-position="0% 100%" style:font-name="Arial" fo:language="en" fo:country="US" officeooo:rsid="002af99f" officeooo:paragraph-rsid="002d8fe2"/>
    </style:style>
    <style:style style:name="P109" style:family="paragraph" style:parent-style-name="Standard">
      <style:text-properties style:text-position="0% 100%" style:font-name="Arial" fo:language="en" fo:country="US" officeooo:rsid="002bfae3" officeooo:paragraph-rsid="002bfae3"/>
    </style:style>
    <style:style style:name="P110" style:family="paragraph" style:parent-style-name="Standard">
      <style:text-properties style:text-position="0% 100%" style:font-name="Arial" fo:language="en" fo:country="US" officeooo:rsid="002a5908" officeooo:paragraph-rsid="002af99f" fo:background-color="#b4c7dc"/>
    </style:style>
    <style:style style:name="P111" style:family="paragraph" style:parent-style-name="Standard">
      <style:text-properties style:text-position="0% 100%" style:font-name="Arial" fo:language="en" fo:country="US" officeooo:rsid="002af99f" officeooo:paragraph-rsid="002d8fe2" fo:background-color="#ffffff"/>
    </style:style>
    <style:style style:name="P112" style:family="paragraph" style:parent-style-name="Standard">
      <style:text-properties style:text-position="0% 100%" style:font-name="Arial" fo:language="en" fo:country="US" officeooo:rsid="006416d0" officeooo:paragraph-rsid="006416d0" fo:background-color="#ffffff"/>
    </style:style>
    <style:style style:name="P113" style:family="paragraph" style:parent-style-name="Standard">
      <style:text-properties style:text-position="0% 100%" style:font-name="Arial" fo:language="en" fo:country="US" officeooo:rsid="002d8fe2" officeooo:paragraph-rsid="002d8fe2"/>
    </style:style>
    <style:style style:name="P114" style:family="paragraph" style:parent-style-name="Standard">
      <style:text-properties style:text-position="0% 100%" style:font-name="Arial" fo:language="en" fo:country="US" fo:font-weight="normal" officeooo:rsid="0042b6cd" officeooo:paragraph-rsid="00462684" style:font-weight-asian="normal" style:font-weight-complex="normal"/>
    </style:style>
    <style:style style:name="P115" style:family="paragraph" style:parent-style-name="Standard">
      <style:text-properties style:text-position="0% 100%" style:font-name="Arial" fo:language="en" fo:country="US" fo:font-weight="normal" officeooo:rsid="0047db2a" officeooo:paragraph-rsid="00462684" style:font-weight-asian="normal" style:font-weight-complex="normal"/>
    </style:style>
    <style:style style:name="P116" style:family="paragraph" style:parent-style-name="Standard">
      <style:text-properties style:text-position="0% 100%" style:font-name="Arial" fo:language="en" fo:country="US" fo:font-weight="normal" officeooo:rsid="00473d9c" officeooo:paragraph-rsid="00462684" style:font-weight-asian="normal" style:font-weight-complex="normal"/>
    </style:style>
    <style:style style:name="P117" style:family="paragraph" style:parent-style-name="Standard">
      <style:text-properties style:text-position="0% 100%" style:font-name="Arial" fo:language="en" fo:country="US" fo:font-weight="normal" officeooo:rsid="004ad55a" officeooo:paragraph-rsid="004ad55a" style:font-weight-asian="normal" style:font-weight-complex="normal"/>
    </style:style>
    <style:style style:name="P118" style:family="paragraph" style:parent-style-name="Standard">
      <style:text-properties style:text-position="0% 100%" style:font-name="DejaVu Sans Mono" fo:font-size="10pt" fo:language="en" fo:country="US" fo:font-weight="normal" officeooo:rsid="0042b6cd" officeooo:paragraph-rsid="00462684" style:font-size-asian="10pt" style:font-weight-asian="normal" style:font-size-complex="10pt" style:font-weight-complex="normal"/>
    </style:style>
    <style:style style:name="P119" style:family="paragraph" style:parent-style-name="Standard">
      <style:text-properties officeooo:paragraph-rsid="00490712"/>
    </style:style>
    <style:style style:name="P120" style:family="paragraph" style:parent-style-name="Standard">
      <style:paragraph-properties fo:break-before="page"/>
      <style:text-properties style:font-name="Arial" fo:language="en" fo:country="US" officeooo:rsid="00121686" officeooo:paragraph-rsid="002bfae3"/>
    </style:style>
    <style:style style:name="P121" style:family="paragraph" style:parent-style-name="Standard">
      <style:paragraph-properties fo:break-before="page"/>
      <style:text-properties style:font-name="Arial" fo:language="en" fo:country="US" fo:font-weight="normal" officeooo:rsid="001ac66d" officeooo:paragraph-rsid="001ac66d" style:font-weight-asian="normal" style:font-weight-complex="normal"/>
    </style:style>
    <style:style style:name="P122" style:family="paragraph" style:parent-style-name="Standard">
      <style:paragraph-properties fo:break-before="page"/>
      <style:text-properties style:font-name="Arial" fo:language="en" fo:country="US" fo:font-weight="normal" officeooo:rsid="001fb90a" officeooo:paragraph-rsid="001fb90a" style:font-weight-asian="normal" style:font-weight-complex="normal"/>
    </style:style>
    <style:style style:name="P123" style:family="paragraph" style:parent-style-name="Standard">
      <style:paragraph-properties fo:break-before="page"/>
      <style:text-properties style:font-name="Arial" fo:language="en" fo:country="US" fo:font-weight="normal" officeooo:rsid="0024badf" officeooo:paragraph-rsid="0024badf" style:font-weight-asian="normal" style:font-weight-complex="normal"/>
    </style:style>
    <style:style style:name="P124" style:family="paragraph" style:parent-style-name="Standard">
      <style:paragraph-properties fo:break-before="page"/>
      <style:text-properties style:font-name="Arial" fo:language="en" fo:country="US" fo:font-weight="normal" officeooo:rsid="00535d84" officeooo:paragraph-rsid="00535d84" style:font-weight-asian="normal" style:font-weight-complex="normal"/>
    </style:style>
    <style:style style:name="P125" style:family="paragraph" style:parent-style-name="Standard">
      <style:paragraph-properties fo:break-before="page"/>
      <style:text-properties style:font-name="Arial" fo:language="en" fo:country="US" officeooo:rsid="0014104c" officeooo:paragraph-rsid="0014104c"/>
    </style:style>
    <style:style style:name="P126" style:family="paragraph" style:parent-style-name="Standard">
      <style:paragraph-properties fo:break-before="page"/>
      <style:text-properties style:font-name="Arial" fo:language="en" fo:country="US" officeooo:rsid="0023b9f7" officeooo:paragraph-rsid="00159b8e"/>
    </style:style>
    <style:style style:name="P127" style:family="paragraph" style:parent-style-name="Standard">
      <style:paragraph-properties fo:break-before="page"/>
      <style:text-properties style:font-name="Arial" fo:language="en" fo:country="US" officeooo:rsid="00159b8e" officeooo:paragraph-rsid="00249348"/>
    </style:style>
    <style:style style:name="P128" style:family="paragraph" style:parent-style-name="Standard">
      <style:paragraph-properties fo:break-before="page"/>
      <style:text-properties style:font-name="Arial" fo:language="en" fo:country="US" officeooo:rsid="00125bdf" officeooo:paragraph-rsid="00125bdf"/>
    </style:style>
    <style:style style:name="P129" style:family="paragraph" style:parent-style-name="Standard">
      <style:paragraph-properties fo:break-before="page"/>
      <style:text-properties style:font-name="Arial" fo:language="en" fo:country="US" fo:font-weight="bold" officeooo:rsid="00355f4c" officeooo:paragraph-rsid="00355f4c" style:font-weight-asian="bold" style:font-weight-complex="bold"/>
    </style:style>
    <style:style style:name="P130" style:family="paragraph" style:parent-style-name="Standard">
      <style:paragraph-properties fo:break-before="page"/>
      <style:text-properties style:font-name="Arial" fo:language="en" fo:country="US" fo:font-weight="bold" officeooo:rsid="00355f4c" officeooo:paragraph-rsid="003e2e72" style:font-weight-asian="bold" style:font-weight-complex="bold"/>
    </style:style>
    <style:style style:name="P131" style:family="paragraph" style:parent-style-name="Standard">
      <style:paragraph-properties fo:break-before="page"/>
      <style:text-properties style:font-name="Arial" fo:language="en" fo:country="US" officeooo:rsid="00175f08" officeooo:paragraph-rsid="00175f08"/>
    </style:style>
    <style:style style:name="P132" style:family="paragraph" style:parent-style-name="Standard">
      <style:paragraph-properties fo:break-before="page"/>
      <style:text-properties style:font-name="Arial" fo:font-size="13pt" fo:language="en" fo:country="US" fo:font-weight="bold" officeooo:rsid="00249348" officeooo:paragraph-rsid="00249348" style:font-size-asian="13pt" style:font-weight-asian="bold" style:font-size-complex="13pt" style:font-weight-complex="bold"/>
    </style:style>
    <style:style style:name="P133" style:family="paragraph" style:parent-style-name="Standard">
      <style:paragraph-properties fo:break-before="page"/>
      <style:text-properties style:font-name="Arial" officeooo:rsid="0010476a" officeooo:paragraph-rsid="0010476a"/>
    </style:style>
    <style:style style:name="P134" style:family="paragraph" style:parent-style-name="Standard">
      <style:paragraph-properties fo:break-before="page"/>
      <style:text-properties style:font-name="Arial" fo:font-size="14pt" fo:language="en" fo:country="US" fo:font-weight="bold" officeooo:rsid="00266798" officeooo:paragraph-rsid="0025599c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97601" officeooo:paragraph-rsid="001216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27e684" officeooo:paragraph-rsid="001216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officeooo:rsid="00121686" officeooo:paragraph-rsid="0012168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197601" officeooo:paragraph-rsid="001216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officeooo:paragraph-rsid="00121686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officeooo:rsid="0023bdf3" officeooo:paragraph-rsid="0023bdf3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41" style:family="paragraph" style:parent-style-name="Standard_20__28_user_29_">
      <style:text-properties style:font-name="Arial1" fo:language="en" fo:country="US" fo:font-weight="normal" officeooo:rsid="0062993d" officeooo:paragraph-rsid="0062993d" fo:background-color="#ffffff" style:font-weight-asian="normal" style:font-weight-complex="normal"/>
    </style:style>
    <style:style style:name="P142" style:family="paragraph" style:parent-style-name="Standard">
      <style:text-properties style:text-position="0% 100%" style:font-name="Arial" fo:language="en" fo:country="US" officeooo:rsid="002af99f" officeooo:paragraph-rsid="002d8fe2" fo:background-color="#ff6d6d"/>
    </style:style>
    <style:style style:name="P143" style:family="paragraph" style:parent-style-name="Standard">
      <style:text-properties style:font-name="Arial" fo:language="en" fo:country="US" fo:font-weight="normal" officeooo:rsid="0065a96f" officeooo:paragraph-rsid="0065a96f" style:font-weight-asian="normal" style:font-weight-complex="normal"/>
    </style:style>
    <style:style style:name="P144" style:family="paragraph" style:parent-style-name="Standard">
      <style:text-properties style:font-name="Arial" fo:language="en" fo:country="US" fo:font-weight="normal" officeooo:rsid="006739ce" officeooo:paragraph-rsid="006739ce" style:font-weight-asian="normal" style:font-weight-complex="normal"/>
    </style:style>
    <style:style style:name="P145" style:family="paragraph" style:parent-style-name="Standard">
      <style:text-properties style:font-name="Arial" fo:language="en" fo:country="US" fo:font-weight="normal" officeooo:rsid="00213ab1" officeooo:paragraph-rsid="00213ab1" style:font-weight-asian="normal" style:font-weight-complex="normal"/>
    </style:style>
    <style:style style:name="P146" style:family="paragraph" style:parent-style-name="Standard">
      <style:text-properties style:font-name="Arial" fo:language="en" fo:country="US" fo:font-weight="normal" officeooo:rsid="005a9902" officeooo:paragraph-rsid="005a9902" style:font-weight-asian="normal" style:font-weight-complex="normal"/>
    </style:style>
    <style:style style:name="P147" style:family="paragraph" style:parent-style-name="Standard">
      <style:text-properties style:font-name="Arial" fo:language="en" fo:country="US" fo:font-weight="normal" officeooo:rsid="005a9902" officeooo:paragraph-rsid="006d6d2d" style:font-weight-asian="normal" style:font-weight-complex="normal"/>
    </style:style>
    <style:style style:name="P148" style:family="paragraph" style:parent-style-name="Standard">
      <style:text-properties style:font-name="Arial" fo:language="en" fo:country="US" officeooo:rsid="003a8232" officeooo:paragraph-rsid="0068072c"/>
    </style:style>
    <style:style style:name="P149" style:family="paragraph" style:parent-style-name="Standard">
      <style:text-properties style:font-name="Arial" fo:language="en" fo:country="US" officeooo:rsid="0039cad1" officeooo:paragraph-rsid="0039cad1" fo:background-color="#d4ea6b"/>
    </style:style>
    <style:style style:name="P150" style:family="paragraph" style:parent-style-name="Standard">
      <style:text-properties style:font-name="Arial" fo:language="en" fo:country="US" officeooo:rsid="00181dbd" officeooo:paragraph-rsid="00121686"/>
    </style:style>
    <style:style style:name="P151" style:family="paragraph">
      <loext:graphic-properties draw:fill="none"/>
      <style:paragraph-properties fo:text-align="center"/>
    </style:style>
    <style:style style:name="P152" style:family="paragraph">
      <loext:graphic-properties draw:opacity="0%"/>
    </style:style>
    <style:style style:name="T1" style:family="text">
      <style:text-properties officeooo:rsid="00121686"/>
    </style:style>
    <style:style style:name="T2" style:family="text">
      <style:text-properties officeooo:rsid="00125bdf"/>
    </style:style>
    <style:style style:name="T3" style:family="text">
      <style:text-properties officeooo:rsid="0023b9f7"/>
    </style:style>
    <style:style style:name="T4" style:family="text">
      <style:text-properties officeooo:rsid="0024742c"/>
    </style:style>
    <style:style style:name="T5" style:family="text">
      <style:text-properties officeooo:rsid="0014104c"/>
    </style:style>
    <style:style style:name="T6" style:family="text">
      <style:text-properties officeooo:rsid="00159b8e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a8232" style:font-weight-asian="bold" style:font-weight-complex="bold"/>
    </style:style>
    <style:style style:name="T9" style:family="text">
      <style:text-properties officeooo:rsid="001d4063"/>
    </style:style>
    <style:style style:name="T10" style:family="text">
      <style:text-properties officeooo:rsid="0027e7d7"/>
    </style:style>
    <style:style style:name="T11" style:family="text">
      <style:text-properties officeooo:rsid="003a8232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3a8232" style:font-weight-asian="normal" style:font-weight-complex="normal"/>
    </style:style>
    <style:style style:name="T14" style:family="text">
      <style:text-properties fo:font-weight="normal" officeooo:rsid="00102eb7" style:font-weight-asian="normal" style:font-weight-complex="normal"/>
    </style:style>
    <style:style style:name="T15" style:family="text">
      <style:text-properties fo:font-weight="normal" officeooo:rsid="001e4613" style:font-weight-asian="normal" style:font-weight-complex="normal"/>
    </style:style>
    <style:style style:name="T16" style:family="text">
      <style:text-properties fo:font-weight="normal" officeooo:rsid="00242b81" style:font-weight-asian="normal" style:font-weight-complex="normal"/>
    </style:style>
    <style:style style:name="T17" style:family="text">
      <style:text-properties fo:font-weight="normal" officeooo:rsid="00331117" style:font-weight-asian="normal" style:font-weight-complex="normal"/>
    </style:style>
    <style:style style:name="T18" style:family="text">
      <style:text-properties fo:font-weight="normal" officeooo:rsid="004fa801" style:font-weight-asian="normal" style:font-weight-complex="normal"/>
    </style:style>
    <style:style style:name="T19" style:family="text">
      <style:text-properties fo:font-weight="normal" officeooo:rsid="005066f0" style:font-weight-asian="normal" style:font-weight-complex="normal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8b31a"/>
    </style:style>
    <style:style style:name="T22" style:family="text">
      <style:text-properties style:text-position="super 58%" officeooo:rsid="00373a32"/>
    </style:style>
    <style:style style:name="T23" style:family="text">
      <style:text-properties style:text-position="super 58%" officeooo:rsid="002a5908"/>
    </style:style>
    <style:style style:name="T24" style:family="text">
      <style:text-properties officeooo:rsid="0019e42c"/>
    </style:style>
    <style:style style:name="T25" style:family="text">
      <style:text-properties officeooo:rsid="001c8c27"/>
    </style:style>
    <style:style style:name="T26" style:family="text">
      <style:text-properties officeooo:rsid="001e4613"/>
    </style:style>
    <style:style style:name="T27" style:family="text">
      <style:text-properties officeooo:rsid="001e8216"/>
    </style:style>
    <style:style style:name="T28" style:family="text">
      <style:text-properties officeooo:rsid="00212cc4"/>
    </style:style>
    <style:style style:name="T29" style:family="text">
      <style:text-properties officeooo:rsid="001db9ad"/>
    </style:style>
    <style:style style:name="T30" style:family="text">
      <style:text-properties officeooo:rsid="000fdd67"/>
    </style:style>
    <style:style style:name="T31" style:family="text">
      <style:text-properties fo:background-color="#ffffff" loext:char-shading-value="0"/>
    </style:style>
    <style:style style:name="T32" style:family="text">
      <style:text-properties officeooo:rsid="00355f4c" fo:background-color="#ffffff" loext:char-shading-value="0"/>
    </style:style>
    <style:style style:name="T33" style:family="text">
      <style:text-properties officeooo:rsid="004b8bf5" fo:background-color="#ffffff" loext:char-shading-value="0"/>
    </style:style>
    <style:style style:name="T34" style:family="text">
      <style:text-properties officeooo:rsid="0065a96f" fo:background-color="#ffffff" loext:char-shading-value="0"/>
    </style:style>
    <style:style style:name="T35" style:family="text">
      <style:text-properties style:text-underline-style="none"/>
    </style:style>
    <style:style style:name="T36" style:family="text">
      <style:text-properties officeooo:rsid="0004eb5e"/>
    </style:style>
    <style:style style:name="T37" style:family="text">
      <style:text-properties officeooo:rsid="00135c1d"/>
    </style:style>
    <style:style style:name="T38" style:family="text">
      <style:text-properties officeooo:rsid="001f509c"/>
    </style:style>
    <style:style style:name="T39" style:family="text">
      <style:text-properties officeooo:rsid="002173cd"/>
    </style:style>
    <style:style style:name="T40" style:family="text">
      <style:text-properties officeooo:rsid="0022f529"/>
    </style:style>
    <style:style style:name="T41" style:family="text">
      <style:text-properties officeooo:rsid="00239ac3"/>
    </style:style>
    <style:style style:name="T42" style:family="text">
      <style:text-properties officeooo:rsid="0023bdf3"/>
    </style:style>
    <style:style style:name="T43" style:family="text">
      <style:text-properties officeooo:rsid="00249348"/>
    </style:style>
    <style:style style:name="T44" style:family="text">
      <style:text-properties officeooo:rsid="0024badf"/>
    </style:style>
    <style:style style:name="T45" style:family="text">
      <style:text-properties style:font-name="DejaVu Sans Mono" fo:font-size="10.5pt" style:font-size-asian="10.5pt" style:font-size-complex="10.5pt"/>
    </style:style>
    <style:style style:name="T46" style:family="text">
      <style:text-properties style:font-name="DejaVu Sans Mono" fo:font-size="10.5pt" officeooo:rsid="001f8b99" style:font-size-asian="10.5pt" style:font-size-complex="10.5pt"/>
    </style:style>
    <style:style style:name="T47" style:family="text">
      <style:text-properties style:font-name="DejaVu Sans Mono" fo:font-size="10.5pt" officeooo:rsid="001f8b99" fo:background-color="#ffff00" loext:char-shading-value="0" style:font-size-asian="10.5pt" style:font-size-complex="10.5pt"/>
    </style:style>
    <style:style style:name="T48" style:family="text">
      <style:text-properties fo:background-color="#ffff00" loext:char-shading-value="0"/>
    </style:style>
    <style:style style:name="T49" style:family="text">
      <style:text-properties officeooo:rsid="002a5908" fo:background-color="#ffff00" loext:char-shading-value="0"/>
    </style:style>
    <style:style style:name="T50" style:family="text">
      <style:text-properties officeooo:rsid="0042b6cd" fo:background-color="#ffff00" loext:char-shading-value="0"/>
    </style:style>
    <style:style style:name="T51" style:family="text">
      <style:text-properties officeooo:rsid="0027d178"/>
    </style:style>
    <style:style style:name="T52" style:family="text">
      <style:text-properties officeooo:rsid="0028b31a"/>
    </style:style>
    <style:style style:name="T53" style:family="text">
      <style:text-properties officeooo:rsid="002a5908"/>
    </style:style>
    <style:style style:name="T54" style:family="text">
      <style:text-properties fo:background-color="#b4c7dc" loext:char-shading-value="0"/>
    </style:style>
    <style:style style:name="T55" style:family="text">
      <style:text-properties officeooo:rsid="0028b31a" fo:background-color="#b4c7dc" loext:char-shading-value="0"/>
    </style:style>
    <style:style style:name="T56" style:family="text">
      <style:text-properties officeooo:rsid="002a5908" fo:background-color="#b4c7dc" loext:char-shading-value="0"/>
    </style:style>
    <style:style style:name="T57" style:family="text">
      <style:text-properties fo:color="#000000"/>
    </style:style>
    <style:style style:name="T58" style:family="text">
      <style:text-properties fo:color="#000000" fo:background-color="#ffff00" loext:char-shading-value="0"/>
    </style:style>
    <style:style style:name="T59" style:family="text">
      <style:text-properties fo:color="#000000" fo:font-weight="bold" style:font-weight-asian="bold" style:font-weight-complex="bold"/>
    </style:style>
    <style:style style:name="T60" style:family="text">
      <style:text-properties fo:background-color="#ec9ba4" loext:char-shading-value="0"/>
    </style:style>
    <style:style style:name="T61" style:family="text">
      <style:text-properties officeooo:rsid="002bfae3"/>
    </style:style>
    <style:style style:name="T62" style:family="text">
      <style:text-properties officeooo:rsid="002d8fe2"/>
    </style:style>
    <style:style style:name="T63" style:family="text">
      <style:text-properties officeooo:rsid="002d9df3"/>
    </style:style>
    <style:style style:name="T64" style:family="text">
      <style:text-properties fo:background-color="#ff6d6d" loext:char-shading-value="0"/>
    </style:style>
    <style:style style:name="T65" style:family="text">
      <style:text-properties officeooo:rsid="002af99f" fo:background-color="#ff6d6d" loext:char-shading-value="0"/>
    </style:style>
    <style:style style:name="T66" style:family="text">
      <style:text-properties officeooo:rsid="002f02f9"/>
    </style:style>
    <style:style style:name="T67" style:family="text">
      <style:text-properties officeooo:rsid="002ffb76"/>
    </style:style>
    <style:style style:name="T68" style:family="text">
      <style:text-properties officeooo:rsid="003183d7"/>
    </style:style>
    <style:style style:name="T69" style:family="text">
      <style:text-properties officeooo:rsid="00328f7b"/>
    </style:style>
    <style:style style:name="T70" style:family="text">
      <style:text-properties officeooo:rsid="003410e7"/>
    </style:style>
    <style:style style:name="T71" style:family="text">
      <style:text-properties officeooo:rsid="003453fd"/>
    </style:style>
    <style:style style:name="T72" style:family="text">
      <style:text-properties officeooo:rsid="00355f4c"/>
    </style:style>
    <style:style style:name="T73" style:family="text">
      <style:text-properties officeooo:rsid="00373a32"/>
    </style:style>
    <style:style style:name="T74" style:family="text">
      <style:text-properties style:text-position="0% 100%"/>
    </style:style>
    <style:style style:name="T75" style:family="text">
      <style:text-properties style:text-position="0% 100%" officeooo:rsid="00355f4c"/>
    </style:style>
    <style:style style:name="T76" style:family="text">
      <style:text-properties style:text-position="0% 100%" officeooo:rsid="00373a32"/>
    </style:style>
    <style:style style:name="T77" style:family="text">
      <style:text-properties style:text-position="0% 100%" style:font-name="Arial" fo:language="en" fo:country="US" fo:font-weight="normal" officeooo:rsid="0047db2a" style:font-weight-asian="normal" style:font-weight-complex="normal"/>
    </style:style>
    <style:style style:name="T78" style:family="text">
      <style:text-properties style:text-position="0% 100%" style:font-name="Arial" fo:language="en" fo:country="US" fo:font-weight="normal" officeooo:rsid="004344c7" style:font-weight-asian="normal" style:font-weight-complex="normal"/>
    </style:style>
    <style:style style:name="T79" style:family="text">
      <style:text-properties style:text-position="0% 100%" style:font-name="Arial" fo:language="en" fo:country="US" fo:font-weight="normal" officeooo:rsid="0042b6cd" style:font-weight-asian="normal" style:font-weight-complex="normal"/>
    </style:style>
    <style:style style:name="T80" style:family="text">
      <style:text-properties style:text-position="0% 100%" style:font-name="Arial" fo:language="en" fo:country="US" fo:font-weight="normal" officeooo:rsid="004ad55a" style:font-weight-asian="normal" style:font-weight-complex="normal"/>
    </style:style>
    <style:style style:name="T81" style:family="text">
      <style:text-properties style:text-position="0% 100%" officeooo:rsid="002a5908"/>
    </style:style>
    <style:style style:name="T82" style:family="text">
      <style:text-properties style:text-position="0% 100%" officeooo:rsid="0028b31a"/>
    </style:style>
    <style:style style:name="T83" style:family="text">
      <style:text-properties style:text-position="0% 100%" officeooo:rsid="0028b31a" fo:background-color="#b4c7dc" loext:char-shading-value="0"/>
    </style:style>
    <style:style style:name="T84" style:family="text">
      <style:text-properties style:text-position="0% 100%" officeooo:rsid="002a5908" fo:background-color="#b4c7dc" loext:char-shading-value="0"/>
    </style:style>
    <style:style style:name="T85" style:family="text">
      <style:text-properties style:text-position="0% 100%" fo:background-color="#ffff00" loext:char-shading-value="0"/>
    </style:style>
    <style:style style:name="T86" style:family="text">
      <style:text-properties style:text-position="0% 100%" officeooo:rsid="0047db2a" fo:background-color="#ffff00" loext:char-shading-value="0"/>
    </style:style>
    <style:style style:name="T87" style:family="text">
      <style:text-properties style:text-position="0% 100%" officeooo:rsid="004344c7"/>
    </style:style>
    <style:style style:name="T88" style:family="text">
      <style:text-properties style:text-position="0% 100%" officeooo:rsid="0047db2a"/>
    </style:style>
    <style:style style:name="T89" style:family="text">
      <style:text-properties style:text-position="0% 100%" officeooo:rsid="004ad55a"/>
    </style:style>
    <style:style style:name="T90" style:family="text">
      <style:text-properties style:text-position="0% 100%" fo:background-color="#ffa6a6" loext:char-shading-value="0"/>
    </style:style>
    <style:style style:name="T91" style:family="text">
      <style:text-properties officeooo:rsid="003800a6"/>
    </style:style>
    <style:style style:name="T92" style:family="text">
      <style:text-properties officeooo:rsid="003ae2cd"/>
    </style:style>
    <style:style style:name="T93" style:family="text">
      <style:text-properties officeooo:rsid="003cba0d"/>
    </style:style>
    <style:style style:name="T94" style:family="text">
      <style:text-properties officeooo:rsid="003e2e72"/>
    </style:style>
    <style:style style:name="T95" style:family="text">
      <style:text-properties officeooo:rsid="003ff9ea"/>
    </style:style>
    <style:style style:name="T96" style:family="text">
      <style:text-properties officeooo:rsid="00401f3d"/>
    </style:style>
    <style:style style:name="T97" style:family="text">
      <style:text-properties officeooo:rsid="004094dd"/>
    </style:style>
    <style:style style:name="T98" style:family="text">
      <style:text-properties officeooo:rsid="004344c7"/>
    </style:style>
    <style:style style:name="T99" style:family="text">
      <style:text-properties officeooo:rsid="004e629b"/>
    </style:style>
    <style:style style:name="T100" style:family="text">
      <style:text-properties officeooo:rsid="00508724"/>
    </style:style>
    <style:style style:name="T101" style:family="text">
      <style:text-properties officeooo:rsid="00535d84"/>
    </style:style>
    <style:style style:name="T102" style:family="text">
      <style:text-properties officeooo:rsid="007093e6"/>
    </style:style>
    <style:style style:name="T103" style:family="text">
      <style:text-properties officeooo:rsid="0055c6d0"/>
    </style:style>
    <style:style style:name="T104" style:family="text">
      <style:text-properties officeooo:rsid="0056aa31"/>
    </style:style>
    <style:style style:name="T105" style:family="text">
      <style:text-properties officeooo:rsid="0056fe87"/>
    </style:style>
    <style:style style:name="T106" style:family="text">
      <style:text-properties officeooo:rsid="00589daa"/>
    </style:style>
    <style:style style:name="T107" style:family="text">
      <style:text-properties officeooo:rsid="005a9902"/>
    </style:style>
    <style:style style:name="T108" style:family="text">
      <style:text-properties officeooo:rsid="005c38eb"/>
    </style:style>
    <style:style style:name="T109" style:family="text">
      <style:text-properties officeooo:rsid="005dad52"/>
    </style:style>
    <style:style style:name="T110" style:family="text">
      <style:text-properties officeooo:rsid="005f039c"/>
    </style:style>
    <style:style style:name="T111" style:family="text">
      <style:text-properties officeooo:rsid="005f6a5d"/>
    </style:style>
    <style:style style:name="T112" style:family="text">
      <style:text-properties fo:background-color="#77bc65" loext:char-shading-value="0"/>
    </style:style>
    <style:style style:name="T113" style:family="text">
      <style:text-properties officeooo:rsid="00658f53"/>
    </style:style>
    <style:style style:name="T114" style:family="text">
      <style:text-properties officeooo:rsid="0065a96f"/>
    </style:style>
    <style:style style:name="T115" style:family="text">
      <style:text-properties officeooo:rsid="006739ce"/>
    </style:style>
    <style:style style:name="T116" style:family="text">
      <style:text-properties officeooo:rsid="0068072c"/>
    </style:style>
    <style:style style:name="T117" style:family="text">
      <style:text-properties officeooo:rsid="006b6bde"/>
    </style:style>
    <style:style style:name="T118" style:family="text">
      <style:text-properties officeooo:rsid="006c0621"/>
    </style:style>
    <style:style style:name="T119" style:family="text">
      <style:text-properties style:font-name="Arial1" style:font-name-asian="Arial2" style:font-name-complex="Arial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019cm" svg:stroke-color="#000000" draw:marker-start-width="0.379cm" draw:marker-end-width="0.379cm" draw:fill="none" draw:textarea-vertical-align="middle" draw:auto-grow-height="false" fo:min-height="1.207cm" fo:min-width="0.201cm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cm" svg:stroke-color="#000000" draw:marker-start-width="0.39cm" draw:marker-end-width="0.39cm" draw:opacity="0%" draw:textarea-horizontal-align="justify" draw:textarea-vertical-align="middle" draw:auto-grow-height="false" fo:min-height="1.983cm" fo:min-width="2.909cm" fo:padding-top="0.014cm" fo:padding-bottom="0.014cm" fo:padding-left="0.014cm" fo:padding-right="0.014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202<text:span text:style-name="T29">2</text:span> <text:span text:style-name="T29">Spring</text:span> CPSC 240-<text:span text:style-name="T29">7</text:span> Final <text:span text:style-name="T29">Concept</text:span> Test <text:span text:style-name="T41">Answers</text:span></text:p>
      <text:p text:style-name="P90"><text:span text:style-name="T105">Take Home Test: <text:s/></text:span>202<text:span text:style-name="T29">2</text:span>-<text:span text:style-name="T29">May</text:span>-<text:span text:style-name="T30">1</text:span><text:span text:style-name="T29">1</text:span>: <text:s/><text:span text:style-name="T29">1</text:span><text:span text:style-name="T67">0</text:span>:<text:span text:style-name="T67">0</text:span>0<text:span text:style-name="T29">a</text:span>m – <text:span text:style-name="T67">12</text:span>:<text:span text:style-name="T67">0</text:span>0m</text:p>
      <text:p text:style-name="P88"/>
      <text:p text:style-name="P88"/>
      <text:p text:style-name="P89">Read me</text:p>
      <text:p text:style-name="P91"/>
      <text:p text:style-name="P91">This test follows the same rules as the midterm test</text:p>
      <text:p text:style-name="P92"/>
      <text:p text:style-name="P91">Answers may be written directly into this document.</text:p>
      <text:p text:style-name="P91"/>
      <text:p text:style-name="P91">The document with your answ<text:span text:style-name="T57">ers may be submitted in any one of these formats: </text:span><text:span text:style-name="T59">doc</text:span><text:span text:style-name="T57">, </text:span><text:span text:style-name="T59">docx</text:span><text:span text:style-name="T57">, or </text:span><text:span text:style-name="T59">odt</text:span><text:span text:style-name="T57">. <text:s/>All other formats will be </text:span>discarded without reading.</text:p>
      <text:p text:style-name="P92"/>
      <text:p text:style-name="P93">If the string “Blank” is written in the space for an answer then that question will receive 20% of full credit.</text:p>
      <text:p text:style-name="P94"/>
      <text:p text:style-name="P94">Place your name in the test on the last page.</text:p>
      <text:p text:style-name="P94"/>
      <text:p text:style-name="P91">Be aware of the closing time. <text:s/>It is strictly enforced.</text:p>
      <text:p text:style-name="P94"/>
      <text:p text:style-name="P95">This is very important: do not save anything in pdf format.</text:p>
      <text:p text:style-name="P94"/>
      <text:p text:style-name="P94"><text:span text:style-name="T31">Before </text:span><text:span text:style-name="T32">12:00</text:span><text:span text:style-name="T31">pm send</text:span> your document as an attachment to me: <text:s/><text:a xlink:type="simple" xlink:href="mailto:holliday@fullerton.edu" text:style-name="Internet_20_link" text:visited-style-name="Visited_20_Internet_20_Link"><text:span text:style-name="T35">holliday@fullerton.edu</text:span></text:a></text:p>
      <text:p text:style-name="P94"/>
      <text:p text:style-name="P91">Do not post your test in the cloud. <text:s/>Use attachments <text:span text:style-name="T39">to send me your document.</text:span></text:p>
      <text:p text:style-name="P94"/>
      <text:p text:style-name="P96">If the answer space is empty then the points for that question are zero.</text:p>
      <text:p text:style-name="P94"/>
      <text:p text:style-name="P96">You may use any word processing tool at your disposal provided it can save files in one of the three accepted formats. </text:p>
      <text:p text:style-name="P96"/>
      <text:p text:style-name="P96">If your computer has no word processor program then <text:span text:style-name="T36">use</text:span> Google Docs, which saves files in every format ever created on this planet.</text:p>
      <text:p text:style-name="P96"/>
      <text:p text:style-name="P96">The total point value of this test is 100 points, which is one-<text:span text:style-name="T36">fourth</text:span> of your course grade.</text:p>
      <text:p text:style-name="P96"/>
      <text:p text:style-name="P96">Every effort has been made to create unambiguous question<text:span text:style-name="T37">s</text:span>. <text:s/><text:span text:style-name="T37">If a question is truly ambiguous send me ordinary email to ask for clarification. <text:s/>I will be </text:span><text:span text:style-name="T36">monitoring incoming email <text:s/></text:span><text:span text:style-name="T38">during the test period.</text:span></text:p>
      <text:p text:style-name="P96"/>
      <text:p text:style-name="P80">This is an open note test. <text:s/><text:span text:style-name="T38">Use the entire web to get answers if desired.</text:span></text:p>
      <text:p text:style-name="P81"/>
      <text:p text:style-name="P82">Don’t ask your neighbor for answers. <text:s/>It embarrasses the neighbor. <text:s/><text:span text:style-name="T68">Simply research your own answers.</text:span></text:p>
      <text:p text:style-name="P82"/>
      <text:p text:style-name="P83">All questions are valued at 10 points each.</text:p>
      <text:p text:style-name="P82"/>
      <text:p text:style-name="P86">Continue to next page.</text:p>
      <text:p text:style-name="P133"><text:span text:style-name="T1">1. <text:s/></text:span>Complete this table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629373226048">
          <table:table-cell table:style-name="Table2.A1" office:value-type="string">
            <text:p text:style-name="P135">#bits in <text:span text:style-name="T27">a</text:span> number</text:p>
          </table:table-cell>
          <table:table-cell table:style-name="Table2.A1" office:value-type="string">
            <text:p text:style-name="P135">#bits in stored exponent</text:p>
          </table:table-cell>
          <table:table-cell table:style-name="Table2.A1" office:value-type="string">
            <text:p text:style-name="P135">Positive infinity in hex</text:p>
          </table:table-cell>
          <table:table-cell table:style-name="Table2.A1" office:value-type="string">
            <text:p text:style-name="P136">Base number in decimal</text:p>
          </table:table-cell>
          <table:table-cell table:style-name="Table2.A1" office:value-type="string">
            <text:p text:style-name="P137">Bias number in decimal</text:p>
          </table:table-cell>
          <table:table-cell table:style-name="Table2.F1" office:value-type="string">
            <text:p text:style-name="P137">Bias number in hex</text:p>
          </table:table-cell>
        </table:table-row>
        <table:table-row table:style-name="TableLine94629373439808">
          <table:table-cell table:style-name="Table2.A2" office:value-type="string">
            <text:p text:style-name="P138">64</text:p>
          </table:table-cell>
          <table:table-cell table:style-name="Table2.A2" office:value-type="string">
            <text:p text:style-name="P140"><text:bookmark text:name="__DdeLink__1655_610435647"/>11</text:p>
          </table:table-cell>
          <table:table-cell table:style-name="Table2.A2" office:value-type="string">
            <text:p text:style-name="P140"><text:bookmark text:name="__DdeLink__1659_610435647"/>0x7FF0 0000 0000 0000</text:p>
          </table:table-cell>
          <table:table-cell table:style-name="Table2.A2" office:value-type="string">
            <text:p text:style-name="P139"><text:bookmark text:name="__DdeLink__1663_610435647"/>-<text:span text:style-name="T42">1022</text:span></text:p>
          </table:table-cell>
          <table:table-cell table:style-name="Table2.A2" office:value-type="string">
            <text:p text:style-name="P140">1023</text:p>
          </table:table-cell>
          <table:table-cell table:style-name="Table2.F2" office:value-type="string">
            <text:p text:style-name="P140">0x3FF</text:p>
          </table:table-cell>
        </table:table-row>
        <table:table-row table:style-name="Table2.3">
          <table:table-cell table:style-name="Table2.A2" office:value-type="string">
            <text:p text:style-name="P138">32</text:p>
          </table:table-cell>
          <table:table-cell table:style-name="Table2.A2" office:value-type="string">
            <text:p text:style-name="P140"><text:bookmark text:name="__DdeLink__1657_610435647"/>8</text:p>
          </table:table-cell>
          <table:table-cell table:style-name="Table2.A2" office:value-type="string">
            <text:p text:style-name="P140"><text:bookmark text:name="__DdeLink__1661_610435647"/>0x3F80 0000</text:p>
          </table:table-cell>
          <table:table-cell table:style-name="Table2.A2" office:value-type="string">
            <text:p text:style-name="P139"><text:bookmark text:name="__DdeLink__1665_610435647"/>-<text:span text:style-name="T42">126</text:span></text:p>
          </table:table-cell>
          <table:table-cell table:style-name="Table2.A2" office:value-type="string">
            <text:p text:style-name="P140">127</text:p>
          </table:table-cell>
          <table:table-cell table:style-name="Table2.F2" office:value-type="string">
            <text:p text:style-name="P140">0x7F</text:p>
          </table:table-cell>
        </table:table-row>
      </table:table>
      <text:p text:style-name="P1"/>
      <text:p text:style-name="P1"/>
      <text:p text:style-name="P1"/>
      <text:p text:style-name="P57">If answers do not fit in the table above, try smaller fon<text:span text:style-name="T42">t</text:span> or use the space below.</text:p>
      <text:p text:style-name="P1"/>
      <text:p text:style-name="P1"/>
      <text:p text:style-name="P1"/>
      <text:p text:style-name="P1"/>
      <text:p text:style-name="P1"/>
      <text:p text:style-name="P120">2. <text:s/><text:span text:style-name="T61">Adding a large number and a small number.</text:span></text:p>
      <text:p text:style-name="P3"><text:tab/><text:span text:style-name="T62">L <text:s/>= <text:s/></text:span>0x4<text:span text:style-name="T51">4DD</text:span> 0000 is a large float number.</text:p>
      <text:p text:style-name="P2"><text:tab/><text:span text:style-name="T62">S <text:s/>= <text:s/></text:span>0x<text:span text:style-name="T52">3B97</text:span> <text:span text:style-name="T52">0</text:span>000 is a small float number.</text:p>
      <text:p text:style-name="P2"/>
      <text:p text:style-name="P2">Compute the sum and show the sum in IEEE754(32 bit) format.</text:p>
      <text:p text:style-name="P79">For credit you <text:span text:style-name="T5">need</text:span> to show intermediate steps <text:span text:style-name="T2">sufficient to convince me you know what you’re doing.</text:span></text:p>
      <text:p text:style-name="P2"/>
      <text:p text:style-name="P58">Answer:</text:p>
      <text:p text:style-name="P58"/>
      <text:p text:style-name="P58">L = 0<text:span text:style-name="T48">100 0100 1</text:span>101 1101 <text:s/>0000 0000 0000 0000, <text:span text:style-name="T72">where exponent is shown in yellow</text:span></text:p>
      <text:p text:style-name="P2"/>
      <text:p text:style-name="P58">Stored exponent <text:span text:style-name="T52">=</text:span> 1000 1001</text:p>
      <text:p text:style-name="P2"/>
      <text:p text:style-name="P59">Subtract: <text:s/>stored exp minus bias = 1010 (binary) = 10 (decimal)</text:p>
      <text:p text:style-name="P2"/>
      <text:p text:style-name="P59">Hence, L = 1.1011101 <text:s text:c="2"/>x <text:s/>2<text:span text:style-name="T20">10</text:span></text:p>
      <text:p text:style-name="P2"/>
      <text:p text:style-name="P60"/>
      <text:p text:style-name="P59"/>
      <text:p text:style-name="P59"><text:span text:style-name="T72">Similarly,</text:span> S = 0<text:span text:style-name="T48">011 1011 </text:span><text:span text:style-name="T49">1</text:span><text:span text:style-name="T53">001 0111 0000 0000 0000 0000. </text:span><text:span text:style-name="T72">with exponent highlighted in yellow</text:span></text:p>
      <text:p text:style-name="P2"/>
      <text:p text:style-name="P61">Stored exponent = 01110111</text:p>
      <text:p text:style-name="P61"/>
      <text:p text:style-name="P61">Subtract: <text:s/>stored exp minus bias = -1000 (binary) = -8 (decimal)</text:p>
      <text:p text:style-name="P61"/>
      <text:p text:style-name="P61">Hence, S = 1.001 0111 <text:s/>x 2<text:span text:style-name="T20">-8</text:span></text:p>
      <text:p text:style-name="P2"/>
      <text:p text:style-name="P61">Shift the point 18 places to the left: <text:s/>S = 0.0000 0000 0000 0000 010010111 <text:s/>x 2<text:span text:style-name="T20">10</text:span></text:p>
      <text:p text:style-name="P2"/>
      <text:p text:style-name="P61">Now add:<text:tab/><text:span text:style-name="T52">L = 1.1011 101</text:span><text:span text:style-name="T63">0</text:span><text:span text:style-name="T52"> <text:s text:c="40"/>x <text:s/>2</text:span><text:span text:style-name="T21">10</text:span></text:p>
      <text:p text:style-name="P105"><text:tab/>+<text:tab/>S = 0.0000 0000 0000 0000 0100 101<text:span text:style-name="T60">1 1</text:span> <text:s/>x 2<text:span text:style-name="T20">10</text:span></text:p>
      <text:p text:style-name="P105">Sum equals <text:s text:c="5"/>= <text:span text:style-name="T52">1.</text:span><text:span text:style-name="T55">1011 101</text:span><text:span text:style-name="T54">0 0000 0000 0100 101</text:span><text:span text:style-name="T112">1</text:span><text:span text:style-name="T60"> 1 </text:span><text:s/>x 2<text:span text:style-name="T20">10</text:span></text:p>
      <text:p text:style-name="P105"/>
      <text:p text:style-name="P105">However, the register has room for only 23 bits of mantissa (blue). <text:s/><text:span text:style-name="T72">The pink digits will be lost.</text:span></text:p>
      <text:p text:style-name="P109"/>
      <text:p text:style-name="P109"><text:span text:style-name="T72">Begin process to conver the</text:span> sum <text:span text:style-name="T72">to</text:span> IEEE754(32-bit) format.</text:p>
      <text:p text:style-name="P107">True exponent = 10 (decimal); stored exponent = 127+10 = 137(dec) = 10001001 (bin)</text:p>
      <text:p text:style-name="P105"/>
      <text:p text:style-name="P113">Show the sum in IEEE format:</text:p>
      <text:p text:style-name="P108"><text:span text:style-name="T62">Color codes: <text:s/></text:span>yellow is exponent, blue is mantissa, pink is lost bits.</text:p>
      <text:p text:style-name="P106"/>
      <text:p text:style-name="P106"><text:span text:style-name="T62">The sum is <text:s/></text:span>0 <text:span text:style-name="T58">10001001</text:span> <text:s/><text:span text:style-name="T55">1011 101</text:span><text:span text:style-name="T56">0 0000 0000 0100 101</text:span></text:p>
      <text:p text:style-name="P110"/>
      <text:p text:style-name="P111"><text:span text:style-name="T53">R</text:span>egroup to make it easier to read <text:s text:c="2"/><text:span text:style-name="T63">Sum </text:span>= 0<text:span text:style-name="T58">100 <text:s/>0100 <text:s/>1</text:span><text:span text:style-name="T55">101 <text:s/>1101 <text:s/></text:span><text:span text:style-name="T56">0000 <text:s/>0000 <text:s/>0010 <text:s/>0101</text:span><text:span text:style-name="T53">, </text:span></text:p>
      <text:p text:style-name="P111"/>
      <text:p text:style-name="P111">which equals <text:s text:c="2"/><text:span text:style-name="T63">Sum = </text:span><text:span text:style-name="T64">0x44DD 0025</text:span></text:p>
      <text:p text:style-name="P142"/>
      <text:p text:style-name="P112">On more thing: the first bit that was lost is a 1. <text:s/>That bit is shown in green. <text:s/>That means we have to round up the answer to <text:span text:style-name="T65">0x44DD 002</text:span><text:span text:style-name="T64">6</text:span>.</text:p>
      <text:p text:style-name="P129">Post mort<text:span text:style-name="T91">e</text:span>m regarding question <text:span text:style-name="T94">2</text:span></text:p>
      <text:p text:style-name="P64"/>
      <text:p text:style-name="P64">Using a calculator I found these values:</text:p>
      <text:p text:style-name="P64"/>
      <text:p text:style-name="P64">L = <text:span text:style-name="T52">1.1011101 <text:s text:c="2"/>x <text:s/>2</text:span><text:span text:style-name="T21">1</text:span><text:span text:style-name="T22">0</text:span> <text:s/><text:span text:style-name="T73">= <text:s/>1.7265625 x 1024 <text:s/>= <text:s/></text:span><text:s/><text:span text:style-name="T73">1768<text:tab/><text:tab/>“large”</text:span></text:p>
      <text:p text:style-name="P64"/>
      <text:p text:style-name="P62">S = 1.001 0111 <text:s/>x 2<text:span text:style-name="T20">-8</text:span><text:span text:style-name="T75"> <text:s text:c="2"/></text:span><text:span text:style-name="T76">= <text:s/>1.1796875 / 256 <text:s/>= <text:s/>0.004608154296875<text:tab/><text:tab/>“small”</text:span></text:p>
      <text:p text:style-name="P64"/>
      <text:p text:style-name="P65">The <text:span text:style-name="T91">mathematical </text:span>sum is obvious: L+S <text:s/>= <text:s/><text:span text:style-name="T48">1768.</text:span><text:span text:style-name="T85">004608154296875</text:span></text:p>
      <text:p text:style-name="P64"/>
      <text:p text:style-name="P64"/>
      <text:p text:style-name="P64"/>
      <text:p text:style-name="P64"/>
      <text:p text:style-name="P64"/>
      <text:p text:style-name="P64"/>
      <text:p text:style-name="P66">According to the calculations on the previous page the sum in a 32-bit register is</text:p>
      <text:p text:style-name="P66"/>
      <text:p text:style-name="P66">Sum32 = <text:span text:style-name="T82">1.</text:span><text:span text:style-name="T83">1011 101</text:span><text:span text:style-name="T84">0 0000 0000 0100 101</text:span><text:span text:style-name="T81"> x 2</text:span><text:span text:style-name="T23">10</text:span></text:p>
      <text:p text:style-name="P66"/>
      <text:p text:style-name="P66">Notice that digits in blue highlighting are precisely the 23-bit mantissa of a 32-bit float.</text:p>
      <text:p text:style-name="P66"/>
      <text:p text:style-name="P66">Using a calculator we get the following:</text:p>
      <text:p text:style-name="P66"/>
      <text:p text:style-name="P66">Sum32 = <text:span text:style-name="T82">1.</text:span><text:span text:style-name="T83">1011 101</text:span><text:span text:style-name="T84">0 0000 0000 0100 101</text:span><text:span text:style-name="T81"> x 2</text:span><text:span text:style-name="T23">10</text:span></text:p>
      <text:p text:style-name="P66"/>
      <text:p text:style-name="P66"><text:tab/> <text:s/>= <text:s/>1.726566910743713 x 1024 <text:s/>= <text:s/><text:span text:style-name="T48">1768.0045166015625</text:span></text:p>
      <text:p text:style-name="P66"/>
      <text:p text:style-name="P66">Compare the two numbers in yellow. <text:s/>The first one is the mathematical sum and the second one is the 32-bit computer-generated sum.</text:p>
      <text:p text:style-name="P66"/>
      <text:p text:style-name="P66"/>
      <text:p text:style-name="P66">There is some trivia you always wanted to know.</text:p>
      <text:p text:style-name="P128">3. <text:s/>Make a C++ or C function named get_tics. <text:s/>The function is stored in the file read_clock.cpp. <text:s/>Show the function below. <text:s/>You <text:span text:style-name="T63">will probably</text:span> use <text:span text:style-name="T68">inline </text:span>assembly. <text:s/><text:span text:style-name="T27">The return type is unsigned long int.</text:span></text:p>
      <text:p text:style-name="P4"/>
      <text:p text:style-name="P67">Answer:</text:p>
      <text:p text:style-name="P67">//<text:span text:style-name="T93">No one is expected to memorize this stuff. <text:s/>You are suppose to check your class notes. <text:s/>In fact, to make this answer key I referred to old lecture notes.</text:span></text:p>
      <text:p text:style-name="P67"/>
      <text:p text:style-name="P67"/>
      <text:p text:style-name="P67"/>
      <text:p text:style-name="P67"><text:span text:style-name="T93">extern </text:span>long unsigned int get_tics();<text:tab/><text:tab/><text:tab/>//Prototype</text:p>
      <text:p text:style-name="P67"/>
      <text:p text:style-name="P67"/>
      <text:p text:style-name="P67">long unsigned int transfer;<text:tab/><text:tab/><text:tab/><text:tab/>//Variable declared in global space <text:span text:style-name="T92">which is</text:span></text:p>
      <text:p text:style-name="P67"><text:tab/><text:tab/><text:tab/><text:tab/><text:tab/><text:tab/><text:tab/>//<text:span text:style-name="T92">c</text:span>onsidered as poor software design.</text:p>
      <text:p text:style-name="P67">long unsigned int get_tics()<text:tab/><text:tab/><text:tab/>//Body of the function <text:span text:style-name="T92">begins here</text:span></text:p>
      <text:p text:style-name="P67">{ <text:s/><text:span text:style-name="T92">long unsigned int number_tics = 0;</text:span></text:p>
      <text:p text:style-name="P67"><text:s text:c="3"/>asm(".intel_syntax noprefix");</text:p>
      <text:p text:style-name="P149"><text:s text:c="3"/>asm("<text:span text:style-name="T92">cpuid</text:span>");</text:p>
      <text:p text:style-name="P149"><text:s text:c="3"/>asm("<text:span text:style-name="T92">rdtsc</text:span>");</text:p>
      <text:p text:style-name="P149"><text:s text:c="3"/>asm("<text:span text:style-name="T93">shl rdx,32</text:span>");</text:p>
      <text:p text:style-name="P149"><text:s text:c="3"/>asm("<text:span text:style-name="T93">add rdx,rax</text:span>");</text:p>
      <text:p text:style-name="P68"><text:s text:c="3"/>asm("<text:span text:style-name="T93">mov transfer, rdx</text:span>");</text:p>
      <text:p text:style-name="P67"><text:s text:c="3"/>asm(".att_syntax noprefix");</text:p>
      <text:p text:style-name="P69"><text:s text:c="3"/>number_tics = transfer;</text:p>
      <text:p text:style-name="P69"><text:s text:c="3"/>return number_tics;</text:p>
      <text:p text:style-name="P67">}//End of function get_tics().</text:p>
      <text:p text:style-name="P63"/>
      <text:p text:style-name="P4"/>
      <text:p text:style-name="P4">//<text:span text:style-name="T117">For visibility getting the tics is highlighted in green. <text:s/>The rest of the code is fluff dealing with transfer of the transfer of the tic number out of assembly and into C++.++</text:span></text:p>
      <text:p text:style-name="P130">Post mort<text:span text:style-name="T91">e</text:span>m regarding question <text:span text:style-name="T94">3</text:span></text:p>
      <text:p text:style-name="P40"/>
      <text:p text:style-name="P41">Just to be sure the answer was 100% correct I put the answer into a live program.</text:p>
      <text:p text:style-name="P41"/>
      <text:p text:style-name="P41">Here is the driver</text:p>
      <text:p text:style-name="P41"/>
      <text:p text:style-name="P103">//2022 Spring CPSC240-7 Final concept test Question 3</text:p>
      <text:p text:style-name="P103"/>
      <text:p text:style-name="P103">#include &lt;iostream&gt;</text:p>
      <text:p text:style-name="P103"/>
      <text:p text:style-name="P103">extern long unsigned int get_tics();</text:p>
      <text:p text:style-name="P103"/>
      <text:p text:style-name="P103">int main(int argc, char* argv[])</text:p>
      <text:p text:style-name="P103">{long unsigned int num_tics;</text:p>
      <text:p text:style-name="P103"><text:s/>printf("2022 Spring CPSC240-7 Question 3\n");</text:p>
      <text:p text:style-name="P103"><text:s/>num_tics = get_tics();</text:p>
      <text:p text:style-name="P103"><text:s/>printf("First attempt: The number of tics is %ld\n",num_tics);</text:p>
      <text:p text:style-name="P103"><text:s/>printf("Try again\n");</text:p>
      <text:p text:style-name="P103"><text:s/>num_tics = get_tics();</text:p>
      <text:p text:style-name="P103"><text:s/>printf("Second attempt: The number of tics is %ld\n",num_tics);</text:p>
      <text:p text:style-name="P103"><text:s/>printf("Bye\n");</text:p>
      <text:p text:style-name="P103"><text:s/>return 0;</text:p>
      <text:p text:style-name="P103">}//End of main</text:p>
      <text:p text:style-name="P41"/>
      <text:p text:style-name="P41"/>
      <text:p text:style-name="P41">The called function is in the answer of the previous page.</text:p>
      <text:p text:style-name="P41"/>
      <text:p text:style-name="P41">Here is the outcome. <text:s/></text:p>
      <text:p text:style-name="P41"/>
      <text:p text:style-name="P103">activeprofessor@Margaret:~/Teaching-courses/2022spring/Run&amp;test-programs-here/240-7final-test-question3$ sh q3.sh</text:p>
      <text:p text:style-name="P103">2022 Spring CPSC240-7 Question 3</text:p>
      <text:p text:style-name="P103">First attempt: The number of tics is <text:span text:style-name="T48">17830899518742</text:span></text:p>
      <text:p text:style-name="P103">Try again</text:p>
      <text:p text:style-name="P103">Second attempt: The number of tics is <text:span text:style-name="T48">17830899556632</text:span></text:p>
      <text:p text:style-name="P103">Bye</text:p>
      <text:p text:style-name="P103">activeprofessor@Margaret:~/Teaching-courses/2022spring/Run&amp;test-programs-here/240-7final-test-question3$ </text:p>
      <text:p text:style-name="P84"/>
      <text:p text:style-name="P85">This show<text:span text:style-name="T104">s</text:span> assembly type output with<text:span text:style-name="T104">out</text:span> using an assembler (nasm).</text:p>
      <text:p text:style-name="P125">4<text:span text:style-name="T3">. <text:s/></text:span><text:span text:style-name="T40">Suppose t</text:span><text:span text:style-name="T4">here are float numbers in xmm13 and xmm15. <text:s/>Write X86 statements that will </text:span>output <text:span text:style-name="T4"><text:s/>the larger one </text:span>to <text:span text:style-name="T40">standard output (monitor)</text:span>.</text:p>
      <text:p text:style-name="P4"/>
      <text:p text:style-name="P71">Answer:</text:p>
      <text:p text:style-name="P71"/>
      <text:p text:style-name="P71">;Block to output larger of two numbers</text:p>
      <text:p text:style-name="P71">ucomisd xmm13, xmm15</text:p>
      <text:p text:style-name="P71">ja <text:s/>output_first number</text:p>
      <text:p text:style-name="P71"><text:s text:c="8"/><text:span text:style-name="T95">movsd xmm0,xmm15</text:span></text:p>
      <text:p text:style-name="P71"><text:s text:c="8"/><text:span text:style-name="T95">jmp output</text:span></text:p>
      <text:p text:style-name="P72">output_first_number:</text:p>
      <text:p text:style-name="P72"><text:s text:c="7"/>movsd xmm0,xmm13</text:p>
      <text:p text:style-name="P72">output:</text:p>
      <text:p text:style-name="P72"><text:s text:c="7"/>mov rax,1</text:p>
      <text:p text:style-name="P72"><text:s text:c="7"/>mov rdi,float_format</text:p>
      <text:p text:style-name="P72"><text:s text:c="7"/>call printf</text:p>
      <text:p text:style-name="P72">continue:</text:p>
      <text:p text:style-name="P71"/>
      <text:p text:style-name="P71"/>
      <text:p text:style-name="P71"/>
      <text:p text:style-name="P71"/>
      <text:p text:style-name="P126"><text:span text:style-name="T6">5</text:span><text:span text:style-name="T9"> <text:s/>Here is a string declared in the data segment.</text:span></text:p>
      <text:p text:style-name="P5"/>
      <text:p text:style-name="P5"><text:tab/>greeting db “Good Morning”,10,0</text:p>
      <text:p text:style-name="P5"/>
      <text:p text:style-name="P5">The computer does not have C or C++ installed. <text:s/>Show <text:span text:style-name="T10">how to use </text:span><text:span text:style-name="T63">syscall</text:span><text:span text:style-name="T10"> to output the string. <text:s/>That means printf is not </text:span><text:span text:style-name="T63">available</text:span><text:span text:style-name="T10">.</text:span></text:p>
      <text:p text:style-name="P5"/>
      <text:p text:style-name="P25">//Research your sources. <text:s/>This is not as hard as it sounds. <text:s/><text:span text:style-name="T69">The author </text:span><text:span text:style-name="T95">of the textbook </text:span><text:span text:style-name="T69">calls pure assembly “system services”.</text:span></text:p>
      <text:p text:style-name="P25"/>
      <text:p text:style-name="P97">Reminder: <text:s/>Show enough of your intermediate calculations to convince me you really know how to use the algorithm</text:p>
      <text:p text:style-name="P5"/>
      <text:p text:style-name="P148">Answer: <text:s/><text:span text:style-name="T116">The following answer was taken from the text book. <text:s/>I admit that in the area of string output (without prinf) the author’s example is rather convoluted. <text:s/>After you unscramble his mess the answer condenses to the 5 simple statements below.</text:span></text:p>
      <text:p text:style-name="P148"/>
      <text:p text:style-name="P148"/>
      <text:p text:style-name="P148"><text:tab/><text:tab/><text:span text:style-name="T7">mov rax,1</text:span><text:tab/><text:tab/>;1 = system output</text:p>
      <text:p text:style-name="P5"><text:tab/><text:tab/><text:span text:style-name="T8">mov rdi,1</text:span><text:span text:style-name="T11"><text:tab/><text:tab/>;1 = destination: stdout</text:span></text:p>
      <text:p text:style-name="P5"><text:tab/><text:tab/><text:span text:style-name="T8">mov rsi,greeting</text:span></text:p>
      <text:p text:style-name="P5"><text:tab/><text:tab/><text:span text:style-name="T8">mov rdx,12</text:span><text:span text:style-name="T11"><text:tab/><text:tab/>;12 = number of characters to output</text:span><text:span text:style-name="T116">ed</text:span></text:p>
      <text:p text:style-name="P5"><text:tab/><text:tab/><text:span text:style-name="T8">syscall</text:span></text:p>
      <text:p text:style-name="P9"/>
      <text:p text:style-name="P9"/>
      <text:p text:style-name="P9"/>
      <text:p text:style-name="P9"/>
      <text:p text:style-name="P9"/>
      <text:p text:style-name="P9"/>
      <text:p text:style-name="P127"><text:span text:style-name="T13">6. <text:s/></text:span><text:span text:style-name="T14">Convert 140.</text:span><text:span text:style-name="T15">3</text:span><text:span text:style-name="T14"> to </text:span><text:span text:style-name="T16">IEEE754 </text:span><text:span text:style-name="T14">32-bit hex format.</text:span></text:p>
      <text:p text:style-name="P26"/>
      <text:p text:style-name="P98">Reminder: <text:s/>Show enough of your intermediate calculations to convince me you really know how to use the algorithm</text:p>
      <text:p text:style-name="P6"/>
      <text:p text:style-name="P7">Answer: <text:s/>First convert the given number to standard binary float number:</text:p>
      <text:p text:style-name="P7"/>
      <text:p text:style-name="P73">140 = 10001100</text:p>
      <text:p text:style-name="P73"/>
      <text:p text:style-name="P73">0.3 is a little more complex. <text:s/>We need to multiply by 2 repeated y.</text:p>
      <text:p text:style-name="P73"/>
      <text:p text:style-name="P73"><draw:custom-shape text:anchor-type="paragraph" draw:z-index="0" draw:name="Shape1" draw:style-name="gr2" draw:text-style-name="P152" svg:width="2.938cm" svg:height="2.012cm" svg:x="-0.12cm" svg:y="0.416cm"><text:p/><draw:enhanced-geometry svg:viewBox="0 0 21600 21600" draw:type="rectangle" draw:enhanced-path="M 0 0 L 21600 0 21600 21600 0 21600 0 0 Z N"/></draw:custom-shape>0.3 x 2 = 0.6</text:p>
      <text:p text:style-name="P73">0.6 x 2 = 1.2</text:p>
      <text:p text:style-name="P73">0.2 x 2 = 0.4</text:p>
      <text:p text:style-name="P73">0.4 x 2 = 0.8</text:p>
      <text:p text:style-name="P73">0.8 x 2 = 1.6</text:p>
      <text:p text:style-name="P73">0.6 x 2 = 1.2</text:p>
      <text:p text:style-name="P73"/>
      <text:p text:style-name="P73">A pattern is starting to show itself. <text:s/>I enclosed the pattern in a box. <text:s/>Now we can write the original number in binary.</text:p>
      <text:p text:style-name="P73"/>
      <text:p text:style-name="P73">140.3 = 10001100 . 01001100110011001100110011001…. <text:s/>x 2<text:span text:style-name="T20">0</text:span></text:p>
      <text:p text:style-name="P73"/>
      <text:p text:style-name="P73"><text:tab/>1 . 000110001001100110011001100110011001…. x <text:s/>2<text:span text:style-name="T20">7</text:span></text:p>
      <text:p text:style-name="P73"/>
      <text:p text:style-name="P8"/>
      <text:p text:style-name="P73">The true exponent is 7 and the stored exponent is bias + 7 <text:s/><text:span text:style-name="T97">= 10000110</text:span></text:p>
      <text:p text:style-name="P7"/>
      <text:p text:style-name="P74">Now combine the signed bit, the stored exponent, and the mantissa to get our number:</text:p>
      <text:p text:style-name="P74"/>
      <text:p text:style-name="P75">0 <text:s/>10000110 <text:s text:c="2"/><text:span text:style-name="T96">0001100010011001100110011 <text:s text:c="5"/></text:span>Next re-group the bits into groups of 4 bits.</text:p>
      <text:p text:style-name="P7"/>
      <text:p text:style-name="P75">0100 <text:s/>0011 <text:s/>0<text:span text:style-name="T96">000 <text:s/>1100 <text:s/>0100 <text:s/>1100 <text:s/>1100 <text:s/>1100, </text:span>which equals </text:p>
      <text:p text:style-name="P74"/>
      <text:p text:style-name="P74"><text:tab/><text:tab/><text:span text:style-name="T48">0x43</text:span><text:span text:style-name="T50">0C <text:s/>4CCD</text:span></text:p>
      <text:p text:style-name="P7"/>
      <text:p text:style-name="P76">Note that the digit on the right has been rounded up t<text:span text:style-name="T106">o</text:span> the next higher hex value.</text:p>
      <text:p text:style-name="P7"/>
      <text:p text:style-name="P7"/>
      <text:p text:style-name="P7"/>
      <text:p text:style-name="P7"/>
      <text:p text:style-name="P42"/>
      <text:p text:style-name="P131"><text:span text:style-name="T17">7</text:span><text:span text:style-name="T15">. <text:s/></text:span><text:span text:style-name="T13">C</text:span><text:span text:style-name="T12">onversion: <text:s/>Repeating EEE754 <text:s/>to <text:s/>decimal.</text:span></text:p>
      <text:p text:style-name="P10"/>
      <text:p text:style-name="P10">0x407A AAAA AAAA AAA<text:span text:style-name="T66">A</text:span></text:p>
      <text:p text:style-name="P10"/>
      <text:p text:style-name="P10">Convert the number to equivalent <text:span text:style-name="T24">decimal number. <text:s text:c="2"/>Show work to convince me </text:span><text:span text:style-name="T43">you know the algorithm.</text:span></text:p>
      <text:p text:style-name="P10"/>
      <text:p text:style-name="P27">Answer: <text:s/>This is a challenge, but you know what to do.</text:p>
      <text:p text:style-name="P10"/>
      <text:p text:style-name="P27">First compute the true exponent = 407 minus 3FF <text:s text:c="2"/>= <text:s text:c="2"/>8 (decimal).</text:p>
      <text:p text:style-name="P10"/>
      <text:p text:style-name="P27">The mantissa is AAAAAAAAAAAAA = </text:p>
      <text:p text:style-name="P27"/>
      <text:p text:style-name="P27"><text:tab/>1010 <text:s/>1010 <text:s/>1010 <text:s/>1010 <text:s/>…. <text:s/>1010 <text:s/>(26 repeats of the pair 10).</text:p>
      <text:p text:style-name="P27"/>
      <text:p text:style-name="P27">Now express the number in binary scientific notation:</text:p>
      <text:p text:style-name="P27"/>
      <text:p text:style-name="P27"><text:tab/>1.10101010101010 … 1010 <text:s/>x <text:s/>2<text:span text:style-name="T20">8</text:span></text:p>
      <text:p text:style-name="P27"/>
      <text:p text:style-name="P29"><text:tab/><text:span text:style-name="T98">1 + (½)^1 + (½)^3 + (½)^5 + (½)^7 <text:s text:c="2"/>+ <text:s/>…. + (½)^51 <text:s text:c="5"/></text:span>x <text:s/>2<text:span text:style-name="T20">8</text:span></text:p>
      <text:p text:style-name="P43">factor out one-half</text:p>
      <text:p text:style-name="P29"><text:tab/><text:span text:style-name="T98">1 + (½) [(½)^0 + (½)^2 + (½)^4 + (½)^6 <text:s text:c="2"/>+ <text:s/>…. + (½)^50] <text:s text:c="5"/></text:span>x <text:s/>2<text:span text:style-name="T20">8</text:span></text:p>
      <text:p text:style-name="P28"/>
      <text:p text:style-name="P29"><text:tab/><text:span text:style-name="T98">1 + (½) [(¼)^0 + (¼)^1 + (¼)^2 + (¼)^3 <text:s text:c="2"/>+ <text:s text:c="2"/>…. + (¼)^25] <text:s text:c="5"/></text:span>x <text:s/>2<text:span text:style-name="T20">8</text:span></text:p>
      <text:p text:style-name="P28"/>
      <text:p text:style-name="P29"><text:tab/><draw:frame draw:style-name="fr1" draw:name="Object1" text:anchor-type="as-char" svg:y="-0.713cm" svg:width="2.653cm" svg:height="1.141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98"> <text:s text:c="5"/></text:span>x <text:s/>2<text:span text:style-name="T20">8</text:span></text:p>
      <text:p text:style-name="P27"/>
      <text:p text:style-name="P27"/>
      <text:p text:style-name="P30"><text:tab/><draw:frame draw:style-name="fr1" draw:name="Object2" text:anchor-type="as-char" svg:y="-1.261cm" svg:width="2.865cm" svg:height="2.27cm" draw:z-index="2"><draw:object xlink:href="./Object 2" xlink:type="simple" xlink:show="embed" xlink:actuate="onLoad"/><draw:image xlink:href="./ObjectReplacements/Object 2" xlink:type="simple" xlink:show="embed" xlink:actuate="onLoad"/></draw:frame><text:span text:style-name="T98"> <text:s text:c="5"/></text:span>x <text:s/>2<text:span text:style-name="T20">8</text:span></text:p>
      <text:p text:style-name="P114"/>
      <text:p text:style-name="P114"/>
      <text:p text:style-name="P32"><text:span text:style-name="T74"><text:tab/></text:span><text:span text:style-name="T74"><draw:frame draw:style-name="fr1" draw:name="Object5" text:anchor-type="as-char" svg:y="-0.737cm" svg:width="3.761cm" svg:height="1.224cm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87"> <text:s text:c="5"/></text:span><text:span text:style-name="T74">x <text:s/>2</text:span><text:span text:style-name="T20">8</text:span></text:p>
      <text:p text:style-name="P114"/>
      <text:p text:style-name="P114"/>
      <text:p text:style-name="P31"><text:span text:style-name="T74"><text:tab/></text:span><text:span text:style-name="T74"><draw:frame draw:style-name="fr1" draw:name="Object3" text:anchor-type="as-char" svg:y="-0.737cm" svg:width="3.101cm" svg:height="1.224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7"> <text:s text:c="5"/></text:span><text:span text:style-name="T74">x <text:s/>2</text:span><text:span text:style-name="T20">8</text:span></text:p>
      <text:p text:style-name="P114"/>
      <text:p text:style-name="P114"/>
      <text:p text:style-name="P31"><text:span text:style-name="T74"><text:tab/></text:span><text:span text:style-name="T74"><draw:frame draw:style-name="fr1" draw:name="Object4" text:anchor-type="as-char" svg:y="-0.681cm" svg:width="3.179cm" svg:height="1.109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87"> <text:s text:c="5"/></text:span><text:span text:style-name="T74">x <text:s/>2</text:span><text:span text:style-name="T20">8</text:span><text:span text:style-name="T74"><text:tab/></text:span><text:span text:style-name="T89">A calculator was used in the following steps</text:span></text:p>
      <text:p text:style-name="P114"/>
      <text:p text:style-name="P115"><text:soft-page-break/></text:p>
      <text:p text:style-name="P33"><text:span text:style-name="T88"><text:tab/></text:span><text:span text:style-name="T88"><draw:frame draw:style-name="fr1" draw:name="Object6" text:anchor-type="as-char" svg:y="-0.681cm" svg:width="5.149cm" svg:height="1.109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87"> <text:s text:c="5"/></text:span><text:span text:style-name="T74">x <text:s/>2</text:span><text:span text:style-name="T20">8</text:span></text:p>
      <text:p text:style-name="P115"/>
      <text:p text:style-name="P115"/>
      <text:p text:style-name="P119"><text:span text:style-name="T77"><text:tab/>1.666666666636636 <text:s text:c="2"/></text:span><text:span text:style-name="T78"><text:s text:c="2"/></text:span><text:span text:style-name="T79">x <text:s/></text:span><text:span text:style-name="T80">256</text:span></text:p>
      <text:p text:style-name="P115"/>
      <text:p text:style-name="P30"><text:span text:style-name="T88"><text:tab/></text:span><text:span text:style-name="T86">426.666666658978817</text:span></text:p>
      <text:p text:style-name="P115"/>
      <text:p text:style-name="P115"/>
      <text:p text:style-name="P70"><text:span text:style-name="T88">P</text:span><text:span text:style-name="T74">ost mortem</text:span></text:p>
      <text:p text:style-name="P115"/>
      <text:p text:style-name="P34"><text:span text:style-name="T88">I</text:span><text:span text:style-name="T74">s that number really correct? <text:s/>Well, I entered that number in yellow into a program that converts decimal to IEEE754. <text:s/>This what I got.</text:span></text:p>
      <text:p text:style-name="P114"/>
      <text:p text:style-name="P118">Compile the source file conversion.cpp with g++</text:p>
      <text:p text:style-name="P118">Link system module to conversion.o to create an executable file: conv.out</text:p>
      <text:p text:style-name="P118">Execute the program that converts decimal input into IEEE754 output</text:p>
      <text:p text:style-name="P118">Please enter a floating point number using decimal digits: 426.666666658978817</text:p>
      <text:p text:style-name="P104"><text:span text:style-name="T74">You entered: </text:span><text:span text:style-name="T85">426.6666666590</text:span></text:p>
      <text:p text:style-name="P118"/>
      <text:p text:style-name="P118">Here are the facts about that number using 3 storage sizes: 64, 32, and 16 bits:</text:p>
      <text:p text:style-name="P118">|------------|------------------|------------------|-----------------</text:p>
      <text:p text:style-name="P118">|Storage size|Memory Location <text:s text:c="2"/>|IEEE 754 value <text:s text:c="3"/>|Decimal value</text:p>
      <text:p text:style-name="P118">|------------|------------------|------------------|-----------------</text:p>
      <text:p text:style-name="P104"><text:span text:style-name="T74">| <text:s/>64 bits <text:s text:c="2"/>|0x00007ffd7119c728|</text:span><text:span text:style-name="T90">0x407aaaaaaaa89a5d</text:span><text:span text:style-name="T74">|426.666666658978841</text:span></text:p>
      <text:p text:style-name="P118">|------------|------------------|------------------|-----------------</text:p>
      <text:p text:style-name="P118">| <text:s/>32 bits <text:s text:c="2"/>|0x00007ffd7119c724|0x43d55555 <text:s text:c="7"/>|426.66665649</text:p>
      <text:p text:style-name="P118">|------------|------------------|------------------|-----------------</text:p>
      <text:p text:style-name="P118">| <text:s/>16 bits <text:s text:c="2"/>|0x00007ffd7119c722|0x5eab <text:s text:c="11"/>|426.7500</text:p>
      <text:p text:style-name="P118">|------------|------------------|------------------|-----------------</text:p>
      <text:p text:style-name="P118"/>
      <text:p text:style-name="P118">That's all. Have fun with your floats.</text:p>
      <text:p text:style-name="P118">This bash script will now terminate.</text:p>
      <text:p text:style-name="P114"/>
      <text:p text:style-name="P114"/>
      <text:p text:style-name="P34"><text:span text:style-name="T74">Check the outputted number in pink. <text:s/>It is close to the original number but it is not exact. <text:s/>Why is it not exact? <text:s/>The calculator was used to subtract a tiny number from a large number. <text:s/>We already know that that operation usually produces wrong answers but close answers. <text:s/>The calculation of </text:span><text:span text:style-name="T74"><draw:frame draw:style-name="fr1" draw:name="Object7" text:anchor-type="as-char" svg:y="-0.681cm" svg:width="5.149cm" svg:height="1.109cm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4"><text:s/>was inaccurate.</text:span></text:p>
      <text:p text:style-name="P116"/>
      <text:p text:style-name="P116"/>
      <text:p text:style-name="P117">If you follow good mathematical steps in this problem you will receive full credit. <text:s/>Even your instructor cannot obtain a perfectly correct solution.</text:p>
      <text:p text:style-name="P121"><text:span text:style-name="T26">8 <text:s/></text:span>Question: Here is a stack dump <text:span text:style-name="T63">ordered from high addresses to low address. <text:s/>This is opposite of how gdb displays memory.</text:span></text:p>
      <text:p text:style-name="P11"/>
      <text:p text:style-name="P101"><text:s text:c="7"/>Address <text:s text:c="10"/>Value</text:p>
      <text:p text:style-name="P101"><text:s text:c="3"/>00007ffcf1949728 <text:s/>00007ffcf194b397</text:p>
      <text:p text:style-name="P101"><text:s text:c="3"/>00007ffcf1949720 <text:s/>00007ffcf194b385</text:p>
      <text:p text:style-name="P101"><text:s text:c="3"/>00007ffcf1949718 <text:s/>00007ffcf194b365</text:p>
      <text:p text:style-name="P101"><text:s text:c="3"/>00007ffcf1949710 <text:s/>0000000000000000</text:p>
      <text:p text:style-name="P101"><text:s text:c="3"/>00007ffcf1949708 <text:s/>00007ffcf194b35c</text:p>
      <text:p text:style-name="P101"><text:s text:c="3"/>00007ffcf1949700 <text:s/>0000000000000001</text:p>
      <text:p text:style-name="P101"><text:s text:c="3"/>00007ffcf19496f8 <text:s/>000000000000001c</text:p>
      <text:p text:style-name="P101"><text:s text:c="3"/>00007ffcf19496f0 <text:s/>00007ffcf19496f8</text:p>
      <text:p text:style-name="P101"><text:s text:c="3"/>00007ffcf19496e8 <text:s/>000000000040108e</text:p>
      <text:p text:style-name="P101"><text:s text:c="3"/>00007ffcf19496e0 <text:s/>0000000000000000</text:p>
      <text:p text:style-name="P101"><text:s text:c="3"/>00007ffcf19496d8 <text:s/>0000000000000000</text:p>
      <text:p text:style-name="P101"><text:s text:c="3"/>00007ffcf19496d0 <text:s/>00007ffcf1949700</text:p>
      <text:p text:style-name="P101"><text:s text:c="3"/>00007ffcf19496c8 <text:s/>0000000000401060</text:p>
      <text:p text:style-name="P101"><text:s text:c="3"/>00007ffcf19496c0 <text:s/>0000000000000000</text:p>
      <text:p text:style-name="P101"><text:s text:c="3"/>00007ffcf19496b8 <text:s/>0000000000000000</text:p>
      <text:p text:style-name="P101"><text:s text:c="3"/>00007ffcf19496b0 <text:s/>00007fea07951190</text:p>
      <text:p text:style-name="P101"><text:s text:c="3"/>00007ffcf19496a8 <text:s/>00007ffcf1949718</text:p>
      <text:p text:style-name="P101"><text:s text:c="3"/>00007ffcf19496a0 <text:s/>00007ffcf1949708</text:p>
      <text:p text:style-name="P101"><text:s text:c="3"/>00007ffcf1949698 <text:s/>0000000000000001</text:p>
      <text:p text:style-name="P101"><text:s text:c="3"/>00007ffcf1949690 <text:s/>0000000000000000</text:p>
      <text:p text:style-name="P101"><text:s text:c="3"/>00007ffcf1949688 <text:s/>0000000000000000</text:p>
      <text:p text:style-name="P101"><text:s text:c="3"/>00007ffcf1949680 <text:s/>0000000000000000</text:p>
      <text:p text:style-name="P101"><text:s text:c="3"/>00007ffcf1949678 <text:s/>128ad3d6bc8458ff</text:p>
      <text:p text:style-name="P101"><text:s text:c="3"/>00007ffcf1949670 <text:s/>12a73e18900a58ff</text:p>
      <text:p text:style-name="P101"><text:s text:c="3"/>00007ffcf1949668 <text:s/>0000000000000000</text:p>
      <text:p text:style-name="P101"><text:s text:c="3"/>00007ffcf1949660 <text:s/>0000000000000000</text:p>
      <text:p text:style-name="P101"><text:s text:c="3"/>00007ffcf1949658 <text:s/>00007ffcf1949700</text:p>
      <text:p text:style-name="P101"><text:s text:c="3"/>00007ffcf1949650 <text:s/>0000000000401060</text:p>
      <text:p text:style-name="P101"><text:s text:c="3"/>00007ffcf1949648 <text:s/>ed5edd31bc4a58ff</text:p>
      <text:p text:style-name="P101"><text:s text:c="3"/>00007ffcf1949640 <text:s/>0000000000401a00</text:p>
      <text:p text:style-name="P101"><text:s text:c="3"/>00007ffcf1949638 <text:s/>0000000000401146</text:p>
      <text:p text:style-name="P101"><text:s text:c="3"/>00007ffcf1949630 <text:s/>0000000100000000</text:p>
      <text:p text:style-name="P101"><text:s text:c="3"/>00007ffcf1949628 <text:s/>00007ffcf1949708</text:p>
      <text:p text:style-name="P101"><text:s text:c="3"/>00007ffcf1949620 <text:s/>00007fea0794f620</text:p>
      <text:p text:style-name="P101"><text:s text:c="3"/>00007ffcf1949618 <text:s/>00007fea077380b3</text:p>
      <text:p text:style-name="P101"/>
      <text:p text:style-name="P101"><text:s text:c="3"/>00007ffcf1949610 <text:s/>0000000000000000<text:tab/><text:tab/><text:span text:style-name="T100">&lt;== Null at end of linked list.</text:span></text:p>
      <text:p text:style-name="P101"><text:s text:c="3"/>00007ffcf1949608 <text:s/>000000000000000a</text:p>
      <text:p text:style-name="P101"><text:s text:c="3"/>00007ffcf1949600 <text:s/>0000000000000000</text:p>
      <text:p text:style-name="P101"><text:s text:c="3"/>00007ffcf19495f8 <text:s/>0000000100401060</text:p>
      <text:p text:style-name="P101"><text:s text:c="3"/>00007ffcf19495f0 <text:s/>00007ffcf1949708</text:p>
      <text:p text:style-name="P101"><text:s text:c="3"/>00007ffcf19495e8 <text:s/>000000000040119c</text:p>
      <text:p text:style-name="P101"/>
      <text:p text:style-name="P101"><text:s text:c="3"/>00007ffcf19495e0 <text:s/>00007ffcf1949610</text:p>
      <text:p text:style-name="P101"><text:s text:c="3"/>00007ffcf19495d8 <text:s/>d947cd4aa2373b00</text:p>
      <text:p text:style-name="P101"><text:s text:c="3"/>00007ffcf19495d0 <text:s/>42c80000c2c80000</text:p>
      <text:p text:style-name="P101"><text:s text:c="3"/>00007ffcf19495c8 <text:s/>c2c70000c2c60000</text:p>
      <text:p text:style-name="P101"><text:s text:c="3"/>00007ffcf19495c0 <text:s/>c0a00000c0900000</text:p>
      <text:p text:style-name="P101"><text:s text:c="3"/>00007ffcf19495b8 <text:s/>c0800000c0600000</text:p>
      <text:p text:style-name="P101"><text:s text:c="3"/>00007ffcf19495b0 <text:s/>c0000000bf800000</text:p>
      <text:p text:style-name="P101"><text:s text:c="3"/>00007ffcf19495a8 <text:s/>0000000000000020</text:p>
      <text:p text:style-name="P101"><text:soft-page-break/><text:s text:c="3"/>00007ffcf19495a0 <text:s/>0000000000000000</text:p>
      <text:p text:style-name="P101"><text:s text:c="3"/>00007ffcf1949598 <text:s/>00000000004012ac</text:p>
      <text:p text:style-name="P101"/>
      <text:p text:style-name="P101"><text:s text:c="3"/>00007ffcf1949590 <text:s/>00007ffcf19495e0</text:p>
      <text:p text:style-name="P101"><text:s text:c="3"/>00007ffcf1949588 <text:s/>d947cd4aa2373b00</text:p>
      <text:p text:style-name="P101"><text:s text:c="3"/>00007ffcf1949580 <text:s/>4013333333333333</text:p>
      <text:p text:style-name="P101"><text:s text:c="3"/>00007ffcf1949578 <text:s/>4012cccccccccccd</text:p>
      <text:p text:style-name="P101"><text:s text:c="3"/>00007ffcf1949570 <text:s/>4012666666666666</text:p>
      <text:p text:style-name="P101"><text:s text:c="3"/>00007ffcf1949568 <text:s/>4012000000000000</text:p>
      <text:p text:style-name="P101"><text:s text:c="3"/>00007ffcf1949560 <text:s/>401199999999999a</text:p>
      <text:p text:style-name="P101"><text:s text:c="3"/>00007ffcf1949558 <text:s/>4011333333333333</text:p>
      <text:p text:style-name="P101"><text:s text:c="3"/>00007ffcf1949550 <text:s/>4010cccccccccccd</text:p>
      <text:p text:style-name="P101"><text:s text:c="3"/>00007ffcf1949548 <text:s/>4010666666666666</text:p>
      <text:p text:style-name="P101"><text:s text:c="3"/>00007ffcf1949540 <text:s/>4010000000000000</text:p>
      <text:p text:style-name="P101"><text:s text:c="3"/>00007ffcf1949538 <text:s/>400f333333333333</text:p>
      <text:p text:style-name="P101"><text:s text:c="3"/>00007ffcf1949530 <text:s/>400e666666666666</text:p>
      <text:p text:style-name="P101"><text:s text:c="3"/>00007ffcf1949528 <text:s/>400d99999999999a</text:p>
      <text:p text:style-name="P101"><text:s text:c="3"/>00007ffcf1949520 <text:s/>400c000000000000</text:p>
      <text:p text:style-name="P101"><text:s text:c="3"/>00007ffcf1949518 <text:s/>400a666666666666</text:p>
      <text:p text:style-name="P101"><text:s text:c="3"/>00007ffcf1949510 <text:s/>4008000000000000</text:p>
      <text:p text:style-name="P101"><text:s text:c="3"/>00007ffcf1949508 <text:s/>4004000000000000</text:p>
      <text:p text:style-name="P101"><text:s text:c="3"/>00007ffcf1949500 <text:s/>4000000000000000</text:p>
      <text:p text:style-name="P101"><text:s text:c="3"/>00007ffcf19494f8 <text:s/>fffffffffffffffe</text:p>
      <text:p text:style-name="P101"><text:s text:c="3"/>00007ffcf19494f0 <text:s/>0000000000000000</text:p>
      <text:p text:style-name="P101"><text:s text:c="3"/>00007ffcf19494e8 <text:s/>0000000000401422</text:p>
      <text:p text:style-name="P101"/>
      <text:p text:style-name="P101"><text:s text:c="3"/>00007ffcf19494e0 <text:s/>00007ffcf1949590</text:p>
      <text:p text:style-name="P101"><text:s text:c="3"/>00007ffcf19494d8 <text:s/>00000000004014c7</text:p>
      <text:p text:style-name="P101"><text:s text:c="3"/>00007ffcf19494d0 <text:s/>0000000000000005</text:p>
      <text:p text:style-name="P101"><text:s text:c="3"/>00007ffcf19494c8 <text:s/>0000000000000002</text:p>
      <text:p text:style-name="P101"><text:s text:c="3"/>00007ffcf19494c0 <text:s/>fffffffffffffffd</text:p>
      <text:p text:style-name="P101"><text:s text:c="3"/>00007ffcf19494b8 <text:s/><text:span text:style-name="T48">000000000040151a</text:span><text:span text:style-name="T31"><text:tab/><text:tab/></text:span><text:span text:style-name="T33">&lt;== Question B </text:span><text:span text:style-name="T34">answer <text:s/></text:span></text:p>
      <text:p text:style-name="P101"/>
      <text:p text:style-name="P101"><draw:custom-shape text:anchor-type="paragraph" draw:z-index="8" draw:name="Shape2_0" draw:style-name="gr1" draw:text-style-name="P151" svg:width="0.556cm" svg:height="1.271cm" svg:x="9.019cm" svg:y="0.00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 text:c="3"/>00007ffcf19494b0 <text:s/>00007ffcf19494e0</text:p>
      <text:p text:style-name="P101"><text:s text:c="3"/>00007ffcf19494<text:span text:style-name="T25">a8</text:span> <text:s/><text:span text:style-name="T25">ffffffffffffffaa<text:tab/><text:tab/></text:span><text:span text:style-name="T114">&lt;== Current AR</text:span></text:p>
      <text:p text:style-name="P101"><text:s text:c="3"/>00007ffcf19494<text:span text:style-name="T25">a8</text:span> <text:s/><text:span text:style-name="T26">40b8000000000000</text:span></text:p>
      <text:p text:style-name="P11"/>
      <text:p text:style-name="P11"/>
      <text:p text:style-name="P12">Question A: <text:s/>Use your document editor to place a blank line between each pair of adjacent ARs. <text:s/>To answer this question you cannot be in read-only mode.</text:p>
      <text:p text:style-name="P12"/>
      <text:p text:style-name="P12"/>
      <text:p text:style-name="P12">Question B: <text:s/><text:span text:style-name="T26">When the currently running function terminates (returns control to the caller) what is the address of the instruction to execute next?</text:span></text:p>
      <text:p text:style-name="P11"/>
      <text:p text:style-name="P19">There are two parts of the answer to this question.</text:p>
      <text:p text:style-name="P11"/>
      <text:p text:style-name="P17">Answer: <text:s/>0x40151a</text:p>
      <text:p text:style-name="P143"/>
      <text:p text:style-name="P13">//<text:span text:style-name="T114">Further explanation: It is a common mistake to interpret Question B as asking for the instruction to be executed. <text:s/>That’s the wrong interpretation. <text:s text:c="2"/>The question asks for the address of the instruction to execute when the current AR terminates. <text:s/>The “run-time system”, a part of the operating system, always appends that address at front-end of the AR </text:span><text:span text:style-name="T115">that will </text:span><text:soft-page-break/><text:span text:style-name="T115">soon become a dormant AR. <text:s/>That appended address is highlighted in yellow in the memory dump above.</text:span></text:p>
      <text:p text:style-name="P13"/>
      <text:p text:style-name="P13"/>
      <text:p text:style-name="P144">Naming convention: The backend of an AR is the quad word with the highest address of all the qwords in the AR. <text:s/>The front-end of an AR is the quad word with lowest address of all the qwords in the AR.</text:p>
      <text:p text:style-name="P144"/>
      <text:p text:style-name="P144">If an AR is dormant (inactive) then the front-end holds the address of the instruction that will resume execution when the AR becomes active.</text:p>
      <text:p text:style-name="P144"/>
      <text:p text:style-name="P144">If an AR is active (executing) then there is no address leading to next instruction to execute.</text:p>
      <text:p text:style-name="P132">Begin GDB Section</text:p>
      <text:p text:style-name="P13"/>
      <text:p text:style-name="P13"><text:span text:style-name="T43">9. <text:s/></text:span>Here is output created by gdb. <text:s/>What gdb command could have created this output?</text:p>
      <text:p text:style-name="P13"/>
      <text:p text:style-name="P99"><text:span text:style-name="T48">0x7fffffffde70</text:span>:<text:tab/>0x00<text:tab/>0x00<text:tab/>0x00<text:tab/>0x00<text:tab/>0x00<text:tab/>0x00<text:tab/>0x00<text:tab/>0x00</text:p>
      <text:p text:style-name="P99">0x7fffffffde78:<text:tab/>0xb3<text:tab/>0x10<text:tab/>0xde<text:tab/>0xf7<text:tab/>0xff<text:tab/>0x7f<text:tab/>0x00<text:tab/>0x00</text:p>
      <text:p text:style-name="P99">0x7fffffffde80:<text:tab/>0x20<text:tab/>0xc6<text:tab/>0xff<text:tab/>0xf7<text:tab/>0xff<text:tab/>0x7f<text:tab/>0x00<text:tab/>0x00</text:p>
      <text:p text:style-name="P99">0x7fffffffde88:<text:tab/>0x68<text:tab/>0xdf<text:tab/>0xff<text:tab/>0xff<text:tab/>0xff<text:tab/>0x7f<text:tab/>0x00<text:tab/>0x00</text:p>
      <text:p text:style-name="P99">0x7fffffffde90:<text:tab/>0x00<text:tab/>0x00<text:tab/>0x00<text:tab/>0x00<text:tab/>0x01<text:tab/>0x00<text:tab/>0x00<text:tab/>0x00</text:p>
      <text:p text:style-name="P99">0x7fffffffde98:<text:tab/>0x96<text:tab/>0x11<text:tab/>0x40<text:tab/>0x00<text:tab/>0x00<text:tab/>0x00<text:tab/>0x00<text:tab/>0x00</text:p>
      <text:p text:style-name="P99">0x7fffffffdea0:<text:tab/>0x60<text:tab/>0x16<text:tab/>0x40<text:tab/>0x00<text:tab/>0x00<text:tab/>0x00<text:tab/>0x00<text:tab/>0x00</text:p>
      <text:p text:style-name="P99">0x7fffffffdea8:<text:tab/>0xf6<text:tab/>0x8b<text:tab/>0x29<text:tab/>0xe0<text:tab/>0xf9<text:tab/>0x88<text:tab/>0x51<text:tab/>0x8d</text:p>
      <text:p text:style-name="P99">0x7fffffffdeb0:<text:tab/>0xb0<text:tab/>0x10<text:tab/>0x40<text:tab/>0x00<text:tab/>0x00<text:tab/>0x00<text:tab/>0x00<text:tab/>0x00</text:p>
      <text:p text:style-name="P99">0x7fffffffdeb8:<text:tab/>0x60<text:tab/>0xdf<text:tab/>0xff<text:tab/>0xff<text:tab/>0xff<text:tab/>0x7f<text:tab/>0x00<text:tab/>0x00</text:p>
      <text:p text:style-name="P99">0x7fffffffdec0:<text:tab/>0x00<text:tab/>0x00<text:tab/>0x00<text:tab/>0x00<text:tab/>0x00<text:tab/>0x00<text:tab/>0x00<text:tab/>0x00</text:p>
      <text:p text:style-name="P99">0x7fffffffdec8:<text:tab/>0x00<text:tab/>0x00<text:tab/>0x00<text:tab/>0x00<text:tab/>0x00<text:tab/>0x00<text:tab/>0x00<text:tab/>0x00</text:p>
      <text:p text:style-name="P99">0x7fffffffded0:<text:tab/>0xf6<text:tab/>0x8b<text:tab/>0x29<text:tab/>0x5d</text:p>
      <text:p text:style-name="P11"/>
      <text:p text:style-name="P11"/>
      <text:p text:style-name="P11"/>
      <text:p text:style-name="P18">Answer: <text:s text:c="2"/>x/<text:span text:style-name="T44">100xb <text:s/></text:span><text:span text:style-name="T47">0x7fffffffde70</text:span></text:p>
      <text:p text:style-name="P100"/>
      <text:p text:style-name="P35"><text:span text:style-name="T46">E</text:span><text:span text:style-name="T45">ach group of digits is one byte. <text:s/>That is why there is a ‘b’ in the command.</text:span></text:p>
      <text:p text:style-name="P102"/>
      <text:p text:style-name="P102">100 groups were outputted. <text:s/>That is why “100” appears in the command.</text:p>
      <text:p text:style-name="P102"/>
      <text:p text:style-name="P102">The ‘x’ next to the b means output will be in base 16.</text:p>
      <text:p text:style-name="P122"><text:span text:style-name="T44">10.</text:span> <text:s/>You are working in a computer forensic lap. <text:s/>This position requires no programming, but you <text:span text:style-name="T70">must use</text:span> other investigative skills. <text:s text:c="2"/><text:span text:style-name="T28">The main function has called another function. <text:s/>The currently executing function is not “main”.</text:span></text:p>
      <text:p text:style-name="P14"/>
      <text:p text:style-name="P15">What is the gdb command that will show the address of the next instruction to execute when the current function reaches its one return statement?</text:p>
      <text:p text:style-name="P15"/>
      <text:p text:style-name="P15">Don’t jump immediately to the blank answer. <text:s/>You can figure this out. <text:s/>It is not that hard.</text:p>
      <text:p text:style-name="P15"/>
      <text:p text:style-name="P15"/>
      <text:p text:style-name="P15"/>
      <text:p text:style-name="P36">Answer <text:s/><text:span text:style-name="T111">Either of the following are correct.</text:span>:</text:p>
      <text:p text:style-name="P36"/>
      <text:p text:style-name="P53">x/1xg <text:s text:c="2"/>($rbp+8)</text:p>
      <text:p text:style-name="P54">p/x <text:s text:c="2"/>((long*)$rbp+1)</text:p>
      <text:p text:style-name="P55"/>
      <text:p text:style-name="P55"/>
      <text:p text:style-name="P56">The following do<text:span text:style-name="T113">es</text:span> accomplish the requirements of this question, but not recommended.</text:p>
      <text:p text:style-name="P141">display/i <text:s text:c="2"/>$pc</text:p>
      <text:p text:style-name="P55"/>
      <text:p text:style-name="P55"/>
      <text:p text:style-name="P55"/>
      <text:p text:style-name="P55"/>
      <text:p text:style-name="P55">The following are wrong</text:p>
      <text:p text:style-name="P55">p/x <text:s/>((long*)$rbp+8)<text:tab/><text:tab/><text:tab/>&lt;=== Close, but wrong</text:p>
      <text:p text:style-name="P123">11. <text:s/>The following array appears in the segment .data of a program.</text:p>
      <text:p text:style-name="P16"/>
      <text:p text:style-name="P16"><text:tab/>greeting db “Good morning Dr. Jo”,10,0</text:p>
      <text:p text:style-name="P15"/>
      <text:p text:style-name="P21">What is the gdb command that will show the <text:span text:style-name="T70">string labeled greeting?</text:span></text:p>
      <text:p text:style-name="P21"/>
      <text:p text:style-name="P21"/>
      <text:p text:style-name="P37"><text:span text:style-name="T108">Correct a</text:span>nswer<text:span text:style-name="T108">s (I tested them in a program)</text:span></text:p>
      <text:p text:style-name="P37"/>
      <text:p text:style-name="P37"><text:tab/>p/s <text:s/>(char*)<text:span text:style-name="T99">&amp;</text:span>greeting</text:p>
      <text:p text:style-name="P37"><text:tab/><text:span text:style-name="T108">x/1sb <text:s/>&amp;greeting</text:span></text:p>
      <text:p text:style-name="P37"><text:tab/><text:span text:style-name="T109">p/s <text:s/>(char[20])greeting<text:tab/><text:tab/>&lt;==Be sure to count the number of chars</text:span></text:p>
      <text:p text:style-name="P20"><text:tab/><text:span text:style-name="T111">printf <text:s/>“%s”, <text:s/>&amp;greeting<text:tab/><text:tab/>&lt;== No parenthesis in this expression</text:span></text:p>
      <text:p text:style-name="P20"><text:tab/><text:span text:style-name="T118">x/s <text:s/>&amp;greeting</text:span></text:p>
      <text:p text:style-name="P147"><text:tab/><text:span text:style-name="T119">x/s (char*)(&amp;greeting)</text:span></text:p>
      <text:p text:style-name="P51"/>
      <text:p text:style-name="P51"/>
      <text:p text:style-name="P20"/>
      <text:p text:style-name="P51">Wrong answers (I tested them all in a program)</text:p>
      <text:p text:style-name="P20"/>
      <text:p text:style-name="P20"><text:tab/><text:span text:style-name="T107">p/x <text:s/>$greeting</text:span></text:p>
      <text:p text:style-name="P20"><text:tab/><text:span text:style-name="T107">p/x greeting</text:span></text:p>
      <text:p text:style-name="P52"><text:tab/>p/x &amp;greeting</text:p>
      <text:p text:style-name="P20"><text:tab/><text:span text:style-name="T108">x/12cb &amp;greeting <text:tab/><text:tab/>&lt;== Ugly output</text:span></text:p>
      <text:p text:style-name="P20"><text:tab/><text:span text:style-name="T110">p/s greeting</text:span></text:p>
      <text:p text:style-name="P20"><text:tab/><text:span text:style-name="T117">print greeting</text:span></text:p>
      <text:p text:style-name="P20"/>
      <text:p text:style-name="P20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12. <text:s/>What is the GDB command that will show the number stored in the high half of xmm6 in <text:span text:style-name="T71">the form of IEEEE754 hex 64-bits?</text:span></text:p>
      <text:p text:style-name="P23"/>
      <text:p text:style-name="P23"/>
      <text:p text:style-name="P36">Answer: <text:s text:c="2"/>p/x <text:s/>$xmm6.v2_int64[1]</text:p>
      <text:p text:style-name="P22"/>
      <text:p text:style-name="P134">Conclusion</text:p>
      <text:p text:style-name="P24"/>
      <text:p text:style-name="P24">Enter your name:</text:p>
      <text:p text:style-name="P24"/>
      <text:p text:style-name="P24"/>
      <text:p text:style-name="P24">Enter your favorite email address</text:p>
      <text:p text:style-name="P24"/>
      <text:p text:style-name="P24"/>
      <text:p text:style-name="P24">If you are enrolled in a section other than #7 tell me your section number for record keeping purposes:</text:p>
      <text:p text:style-name="P24"/>
      <text:p text:style-name="P24"/>
      <text:p text:style-name="P38"/>
      <text:p text:style-name="P38"/>
      <text:p text:style-name="P38"/>
      <text:p text:style-name="P38"/>
      <text:p text:style-name="P39">Message</text:p>
      <text:p text:style-name="P39"/>
      <text:p text:style-name="P39">The fact that you are reading this tells me that you persevered to the very end. <text:s/>Yes, it is a difficult course, and I am very pleased that you stayed here until the end.</text:p>
      <text:p text:style-name="P39"/>
      <text:p text:style-name="P77"><text:span text:style-name="T12">To get an ‘A’ in the course you don’t need a perfect score on a test: you will simply need a </text:span><text:span text:style-name="T18">good score. <text:s/>The final curve will insure that.</text:span></text:p>
      <text:p text:style-name="P44"/>
      <text:p text:style-name="P45">I wish you lots of success in your remaining CS courses. <text:s/>I feel all who survived to the end of 240 will be outstanding computer scientist. <text:s/></text:p>
      <text:p text:style-name="P45"/>
      <text:p text:style-name="P78"><text:span text:style-name="T12">I spend a lot of time on the fifth floor of the computer science building. <text:s/>I climb the north stairs about 5 times a day. <text:s/></text:span><text:span text:style-name="T19">There are a total of 99 steps in the stairs. <text:s text:c="2"/></text:span><text:span text:style-name="T12">If you see me in the future please introduce yourself and tell me your name. <text:s/>You will recognize me because I am the only faculty person in that building with a bald head </text:span><text:span text:style-name="T19">(bad genes)</text:span><text:span text:style-name="T12">, </text:span><text:span text:style-name="T19">but there are a few others there who teach assembly from time to time.</text:span></text:p>
      <text:p text:style-name="P45"/>
      <text:p text:style-name="P46">Be well, peace,</text:p>
      <text:p text:style-name="P46">Floyd Holliday</text:p>
      <text:p text:style-name="P46">holliday@fullerton.edu, <text:span text:style-name="T101">2022-May-13</text:span></text:p>
      <text:p text:style-name="P46"/>
      <text:p text:style-name="P46"/>
      <text:p text:style-name="P46"/>
      <text:p text:style-name="P46"/>
      <text:p text:style-name="P47"/>
      <text:p text:style-name="P124">Appendix added May 14 at 10:25am</text:p>
      <text:p text:style-name="P47"/>
      <text:p text:style-name="P47">Recent email messages have asked “How are you going to grade the final concept test?”</text:p>
      <text:p text:style-name="P47"/>
      <text:p text:style-name="P47">The answer is: there are 12 questions varying from easy to complex. <text:s/>Each question is worth 10 points. <text:s/>That is a total of 120 points. <text:s/>No low score questions will be dropped. <text:s/>The scores of all 12 questions are summed and that is the score for the concepts final. <text:s/>If by chance someone has a total higher than 100 then only 100 will be recorded.</text:p>
      <text:p text:style-name="P47"/>
      <text:p text:style-name="P47"/>
      <text:p text:style-name="P47"/>
      <text:p text:style-name="P47">Appendix added May 14 at 2:33pm</text:p>
      <text:p text:style-name="P47"/>
      <text:p text:style-name="P50">I want everyone to know how his or her letter grade was computed. <text:s/><text:span text:style-name="T102">You are invited to do the following.</text:span></text:p>
      <text:p text:style-name="P50"/>
      <text:p text:style-name="P49">Wait until the second week of June. <text:s/>By that time the end of semester activities are finished and summer teaching is proceeding smoothly. <text:s/>Send me an email that says “Please send me my grade data” <text:span text:style-name="T103">and tell me your section number. <text:s/></text:span><text:s/>I’ll send you your graded concept test, the score on your final program, and the final class curve.</text:p>
      <text:p text:style-name="P48"/>
      <text:p text:style-name="P49">You deserve to know how the course ended for you.</text:p>
      <text:p text:style-name="P47"/>
      <text:p text:style-name="P47"/>
      <text:p text:style-name="P4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1" meta:image-count="0" meta:object-count="7" meta:page-count="19" meta:paragraph-count="373" meta:word-count="3091" meta:character-count="20337" meta:non-whitespace-character-count="16800"/>
  </office:meta>
</office:document-meta>
</file>

<file path=Object 1/content.xml><?xml version="1.0" encoding="utf-8"?>
<math xmlns="http://www.w3.org/1998/Math/MathML" display="block">
  <semantics>
    <mrow>
      <mrow>
        <mn>1</mn>
        <mo stretchy="false">+</mo>
        <mrow>
          <mo fence="true" stretchy="false">(</mo>
          <mrow>
            <mfrac>
              <mn>1</mn>
              <mn>2</mn>
            </mfrac>
          </mrow>
          <mo fence="true" stretchy="false">)</mo>
        </mrow>
      </mrow>
      <mrow>
        <munderover>
          <mo stretchy="false">∑</mo>
          <mrow>
            <mi>k</mi>
            <mo stretchy="false">=</mo>
            <mn>0</mn>
          </mrow>
          <mn>25</mn>
        </munderover>
        <msup>
          <mrow>
            <mo fence="true" stretchy="true">(</mo>
            <mrow>
              <mfrac>
                <mn>1</mn>
                <mn>4</mn>
              </mfrac>
            </mrow>
            <mo fence="true" stretchy="true">)</mo>
          </mrow>
          <mi>k</mi>
        </msup>
      </mrow>
    </mrow>
    <annotation encoding="StarMath 5.0">1 + ( 1 over 2) sum from {k=0} to {25} left( 1 over 4 right) ^ k</annotation>
  </semantics>
</math>
</file>

<file path=Object 2/content.xml><?xml version="1.0" encoding="utf-8"?>
<math xmlns="http://www.w3.org/1998/Math/MathML" display="block">
  <semantics>
    <mrow>
      <mrow>
        <mn>1</mn>
        <mo stretchy="false">+</mo>
        <mrow>
          <mo fence="true" stretchy="false">(</mo>
          <mrow>
            <mfrac>
              <mn>1</mn>
              <mn>2</mn>
            </mfrac>
          </mrow>
          <mo fence="true" stretchy="false">)</mo>
        </mrow>
      </mrow>
      <mfrac>
        <mrow>
          <mn>1</mn>
          <mo stretchy="false">−</mo>
          <msup>
            <mrow>
              <mo fence="true" stretchy="true">(</mo>
              <mrow>
                <mfrac>
                  <mn>1</mn>
                  <mn>4</mn>
                </mfrac>
              </mrow>
              <mo fence="true" stretchy="true">)</mo>
            </mrow>
            <mn>26</mn>
          </msup>
        </mrow>
        <mrow>
          <mn>1</mn>
          <mo stretchy="false">−</mo>
          <mrow>
            <mo fence="true" stretchy="true">(</mo>
            <mrow>
              <mfrac>
                <mn>1</mn>
                <mn>4</mn>
              </mfrac>
            </mrow>
            <mo fence="true" stretchy="true">)</mo>
          </mrow>
        </mrow>
      </mfrac>
    </mrow>
    <annotation encoding="StarMath 5.0">1 + (  1 over 2 )  {1-left ( 1 over 4 right)^26} over {1 - left ( 1 over 4 right )}</annotation>
  </semantics>
</math>
</file>

<file path=Object 3/content.xml><?xml version="1.0" encoding="utf-8"?>
<math xmlns="http://www.w3.org/1998/Math/MathML" display="block">
  <semantics>
    <mrow>
      <mrow>
        <mn>1</mn>
        <mo stretchy="false">+</mo>
        <mrow>
          <mo fence="true" stretchy="true">(</mo>
          <mrow>
            <mfrac>
              <mn>2</mn>
              <mn>3</mn>
            </mfrac>
          </mrow>
          <mo fence="true" stretchy="true">)</mo>
        </mrow>
      </mrow>
      <mrow>
        <mo fence="true" stretchy="true">(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4</mn>
                  </mfrac>
                </mrow>
                <mo fence="true" stretchy="true">)</mo>
              </mrow>
              <mn>26</mn>
            </msup>
          </mrow>
        </mrow>
        <mo fence="true" stretchy="true">)</mo>
      </mrow>
    </mrow>
    <annotation encoding="StarMath 5.0">1 +  left( 2 over3 right){ left( 1-left ( 1 over 4 right)^26 right) } </annotation>
  </semantics>
</math>
</file>

<file path=Object 4/content.xml><?xml version="1.0" encoding="utf-8"?>
<math xmlns="http://www.w3.org/1998/Math/MathML" display="block">
  <semantics>
    <mrow>
      <mrow>
        <mn>1</mn>
        <mo stretchy="false">+</mo>
        <mrow>
          <mo fence="true" stretchy="true">(</mo>
          <mrow>
            <mfrac>
              <mn>2</mn>
              <mn>3</mn>
            </mfrac>
          </mrow>
          <mo fence="true" stretchy="true">)</mo>
        </mrow>
        <mo stretchy="false">−</mo>
        <mrow>
          <mo fence="true" stretchy="true">(</mo>
          <mrow>
            <mfrac>
              <mn>2</mn>
              <mn>3</mn>
            </mfrac>
          </mrow>
          <mo fence="true" stretchy="true">)</mo>
        </mrow>
      </mrow>
      <msup>
        <mrow>
          <mo fence="true" stretchy="true">(</mo>
          <mrow>
            <mfrac>
              <mn>1</mn>
              <mn>4</mn>
            </mfrac>
          </mrow>
          <mo fence="true" stretchy="true">)</mo>
        </mrow>
        <mn>26</mn>
      </msup>
    </mrow>
    <annotation encoding="StarMath 5.0">1 + left(2 over 3 right) - left(2 over 3 right) left(1 over 4  right) ^ 26</annotation>
  </semantics>
</math>
</file>

<file path=Object 5/content.xml><?xml version="1.0" encoding="utf-8"?>
<math xmlns="http://www.w3.org/1998/Math/MathML" display="block">
  <semantics>
    <mrow>
      <mrow>
        <mn>1</mn>
        <mo stretchy="false">+</mo>
        <mrow>
          <mo fence="true" stretchy="true">(</mo>
          <mrow>
            <mfrac>
              <mn>1</mn>
              <mn>2</mn>
            </mfrac>
          </mrow>
          <mo fence="true" stretchy="true">)</mo>
        </mrow>
      </mrow>
      <mrow>
        <mo fence="true" stretchy="true">(</mo>
        <mrow>
          <mfrac>
            <mn>4</mn>
            <mn>3</mn>
          </mfrac>
        </mrow>
        <mo fence="true" stretchy="true">)</mo>
      </mrow>
      <mrow>
        <mo fence="true" stretchy="true">(</mo>
        <mrow>
          <mrow>
            <mn>1</mn>
            <mo stretchy="false">−</mo>
            <msup>
              <mrow>
                <mo fence="true" stretchy="true">(</mo>
                <mrow>
                  <mfrac>
                    <mn>1</mn>
                    <mn>4</mn>
                  </mfrac>
                </mrow>
                <mo fence="true" stretchy="true">)</mo>
              </mrow>
              <mn>26</mn>
            </msup>
          </mrow>
        </mrow>
        <mo fence="true" stretchy="true">)</mo>
      </mrow>
    </mrow>
    <annotation encoding="StarMath 5.0">1 + left(1 over 2 right) left(4 over 3 right) left(1-left ( 1 over 4 right)^26 right)</annotation>
  </semantics>
</math>
</file>

<file path=Object 6/content.xml><?xml version="1.0" encoding="utf-8"?>
<math xmlns="http://www.w3.org/1998/Math/MathML" display="block">
  <semantics>
    <mrow>
      <mrow>
        <mn>1.6666666666667</mn>
        <mo stretchy="false">−</mo>
        <mrow>
          <mo fence="true" stretchy="true">(</mo>
          <mrow>
            <mfrac>
              <mn>2</mn>
              <mn>3</mn>
            </mfrac>
          </mrow>
          <mo fence="true" stretchy="true">)</mo>
        </mrow>
      </mrow>
      <msup>
        <mrow>
          <mo fence="true" stretchy="true">(</mo>
          <mrow>
            <mfrac>
              <mn>1</mn>
              <mn>4</mn>
            </mfrac>
          </mrow>
          <mo fence="true" stretchy="true">)</mo>
        </mrow>
        <mn>26</mn>
      </msup>
    </mrow>
    <annotation encoding="StarMath 5.0">1.6666666666667 - left(2 over 3 right) left(1 over 4  right) ^ 26</annotation>
  </semantics>
</math>
</file>

<file path=Object 7/content.xml><?xml version="1.0" encoding="utf-8"?>
<math xmlns="http://www.w3.org/1998/Math/MathML" display="block">
  <semantics>
    <mrow>
      <mrow>
        <mn>1.6666666666667</mn>
        <mo stretchy="false">−</mo>
        <mrow>
          <mo fence="true" stretchy="true">(</mo>
          <mrow>
            <mfrac>
              <mn>2</mn>
              <mn>3</mn>
            </mfrac>
          </mrow>
          <mo fence="true" stretchy="true">)</mo>
        </mrow>
      </mrow>
      <msup>
        <mrow>
          <mo fence="true" stretchy="true">(</mo>
          <mrow>
            <mfrac>
              <mn>1</mn>
              <mn>4</mn>
            </mfrac>
          </mrow>
          <mo fence="true" stretchy="true">)</mo>
        </mrow>
        <mn>26</mn>
      </msup>
    </mrow>
    <annotation encoding="StarMath 5.0">1.6666666666667 - left(2 over 3 right) left(1 over 4  right) ^ 26</annotation>
  </semantics>
</math>
</file>